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ucida Console" svg:font-family="'Lucida Console', Monaco, monospace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6861in" fo:margin-left="0.2194in" table:align="left"/>
    </style:style>
    <style:style style:name="Table1.A" style:family="table-column">
      <style:table-column-properties style:column-width="4.491in"/>
    </style:style>
    <style:style style:name="Table1.B" style:family="table-column">
      <style:table-column-properties style:column-width="4.19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Arial" fo:font-size="8pt" officeooo:rsid="000d9ccb" officeooo:paragraph-rsid="000d9ccb" style:font-size-asian="8pt" style:font-size-complex="8pt"/>
    </style:style>
    <style:style style:name="P2" style:family="paragraph" style:parent-style-name="Standard">
      <style:text-properties style:font-name="Arial" fo:font-size="10pt" officeooo:rsid="000d9ccb" officeooo:paragraph-rsid="000d9ccb" style:font-size-asian="10pt" style:font-size-complex="10pt"/>
    </style:style>
    <style:style style:name="P3" style:family="paragraph" style:parent-style-name="Standard">
      <style:text-properties style:font-name="Arial" fo:font-size="10pt" fo:font-weight="bold" officeooo:rsid="0010a4ae" officeooo:paragraph-rsid="0010a4ae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0d9ccb" officeooo:paragraph-rsid="000d9ccb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normal" officeooo:rsid="0010a4ae" officeooo:paragraph-rsid="0010a4ae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Arial" fo:font-size="10pt" fo:font-style="normal" fo:font-weight="normal" officeooo:rsid="0010b5e5" officeooo:paragraph-rsid="0010b5e5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Arial" fo:font-size="10pt" fo:font-style="normal" fo:font-weight="normal" officeooo:rsid="0010b5e5" officeooo:paragraph-rsid="0010b5e5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2">
      <style:text-properties fo:color="#0000ff" officeooo:paragraph-rsid="00132d03"/>
    </style:style>
    <style:style style:name="P9" style:family="paragraph" style:parent-style-name="Standard">
      <style:text-properties fo:color="#0000ff" style:font-name="Arial" fo:font-size="8pt" fo:font-style="normal" fo:font-weight="bold" officeooo:rsid="002ab2f5" officeooo:paragraph-rsid="002ab2f5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Standard">
      <style:text-properties fo:color="#000000" style:font-name="Arial" fo:font-size="8pt" fo:font-style="italic" fo:font-weight="normal" officeooo:rsid="001f5063" officeooo:paragraph-rsid="001f5063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 style:list-style-name="L4">
      <style:text-properties fo:color="#000000" style:font-name="Arial" fo:font-size="8pt" fo:font-style="normal" fo:font-weight="normal" officeooo:rsid="001f5063" officeooo:paragraph-rsid="001f5063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fo:color="#000000" style:font-name="Arial" fo:font-size="8pt" fo:font-style="normal" fo:font-weight="normal" officeooo:rsid="002398a6" officeooo:paragraph-rsid="002398a6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text-properties fo:color="#000000" style:font-name="Arial" fo:font-size="8pt" fo:font-style="normal" fo:font-weight="normal" officeooo:rsid="0024ded2" officeooo:paragraph-rsid="0024ded2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text-properties fo:color="#000000" style:font-name="Arial" fo:font-size="8pt" fo:font-style="normal" fo:font-weight="normal" officeooo:rsid="0028a3a7" officeooo:paragraph-rsid="0028a3a7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text-properties fo:color="#000000" style:font-name="Arial" fo:font-size="8pt" fo:font-style="normal" fo:font-weight="normal" officeooo:rsid="0028a3a7" officeooo:paragraph-rsid="002a6255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text-properties fo:color="#000000" style:font-name="Arial" fo:font-size="8pt" fo:font-style="normal" fo:font-weight="normal" officeooo:rsid="0028a3a7" officeooo:paragraph-rsid="002ab2f5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text-properties fo:color="#000000" style:font-name="Arial" fo:font-size="8pt" fo:font-style="normal" fo:font-weight="normal" officeooo:rsid="002c7d11" officeooo:paragraph-rsid="002d02ab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text-properties fo:color="#000000" style:font-name="Arial" fo:font-size="8pt" fo:font-style="normal" fo:font-weight="normal" officeooo:rsid="002c7d11" officeooo:paragraph-rsid="002f75a9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 style:list-style-name="L6">
      <style:text-properties fo:color="#000000" style:font-name="Arial" fo:font-size="8pt" fo:font-style="normal" fo:font-weight="normal" officeooo:rsid="0034655f" officeooo:paragraph-rsid="003b4e3f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text-properties fo:color="#000000" style:font-name="Arial" fo:font-size="8pt" fo:font-style="normal" fo:font-weight="normal" officeooo:rsid="003b4e3f" officeooo:paragraph-rsid="003b4e3f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 style:list-style-name="L5">
      <style:text-properties fo:color="#000000" style:font-name="Arial" fo:font-size="8pt" fo:font-style="normal" fo:font-weight="bold" officeooo:rsid="0022c228" officeooo:paragraph-rsid="0022c228" style:font-size-asian="8pt" style:font-style-asian="normal" style:font-weight-asian="bold" style:font-size-complex="8pt" style:font-style-complex="normal" style:font-weight-complex="bold"/>
    </style:style>
    <style:style style:name="P22" style:family="paragraph" style:parent-style-name="Standard">
      <style:text-properties fo:color="#000000" style:font-name="Arial" fo:font-size="8pt" fo:font-style="normal" fo:font-weight="bold" officeooo:rsid="002398a6" officeooo:paragraph-rsid="002398a6" style:font-size-asian="8pt" style:font-style-asian="normal" style:font-weight-asian="bold" style:font-size-complex="8pt" style:font-style-complex="normal" style:font-weight-complex="bold"/>
    </style:style>
    <style:style style:name="P23" style:family="paragraph" style:parent-style-name="Standard">
      <style:text-properties fo:color="#000000" style:font-name="Arial" fo:font-size="8pt" fo:font-style="normal" fo:font-weight="bold" officeooo:rsid="002a6255" officeooo:paragraph-rsid="002a6255" style:font-size-asian="8pt" style:font-style-asian="normal" style:font-weight-asian="bold" style:font-size-complex="8pt" style:font-style-complex="normal" style:font-weight-complex="bold"/>
    </style:style>
    <style:style style:name="P24" style:family="paragraph" style:parent-style-name="Standard">
      <style:text-properties fo:color="#000000" style:font-name="Arial" fo:font-size="8pt" fo:font-style="normal" fo:font-weight="bold" officeooo:rsid="002a6255" officeooo:paragraph-rsid="002ab2f5" style:font-size-asian="8pt" style:font-style-asian="normal" style:font-weight-asian="bold" style:font-size-complex="8pt" style:font-style-complex="normal" style:font-weight-complex="bold"/>
    </style:style>
    <style:style style:name="P25" style:family="paragraph" style:parent-style-name="Standard">
      <style:text-properties fo:color="#000000" style:font-name="Arial" fo:font-size="8pt" fo:font-style="normal" fo:font-weight="bold" officeooo:rsid="002c7d11" officeooo:paragraph-rsid="002d02ab" style:font-size-asian="8pt" style:font-style-asian="normal" style:font-weight-asian="bold" style:font-size-complex="8pt" style:font-style-complex="normal" style:font-weight-complex="bold"/>
    </style:style>
    <style:style style:name="P26" style:family="paragraph" style:parent-style-name="Standard">
      <style:text-properties fo:color="#000000" style:font-name="Arial" fo:font-size="8pt" fo:font-style="normal" fo:font-weight="bold" officeooo:rsid="002c7d11" officeooo:paragraph-rsid="003795ce" style:font-size-asian="8pt" style:font-style-asian="normal" style:font-weight-asian="bold" style:font-size-complex="8pt" style:font-style-complex="normal" style:font-weight-complex="bold"/>
    </style:style>
    <style:style style:name="P27" style:family="paragraph" style:parent-style-name="Standard">
      <style:text-properties fo:color="#000000" style:font-name="Arial" fo:font-size="8pt" fo:font-style="normal" fo:font-weight="bold" officeooo:rsid="0034655f" officeooo:paragraph-rsid="0034655f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Standard">
      <style:text-properties fo:color="#000000" style:font-name="Arial" fo:font-size="10pt" fo:font-style="normal" fo:font-weight="bold" officeooo:rsid="002c7d11" officeooo:paragraph-rsid="002c7d11" style:font-size-asian="8.75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text-properties fo:color="#000000" style:font-name="Arial" fo:font-size="10pt" fo:font-style="italic" fo:font-weight="normal" officeooo:rsid="002d02ab" officeooo:paragraph-rsid="002f75a9" style:font-size-asian="8.75pt" style:font-style-asian="italic" style:font-weight-asian="normal" style:font-size-complex="10pt" style:font-style-complex="italic" style:font-weight-complex="normal"/>
    </style:style>
    <style:style style:name="P30" style:family="paragraph" style:parent-style-name="Standard">
      <style:text-properties fo:color="#ff3333" style:font-name="Arial" fo:font-size="8pt" fo:font-style="normal" fo:font-weight="normal" officeooo:rsid="0024ded2" officeooo:paragraph-rsid="0024ded2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text-properties fo:color="#ff3333" style:font-name="Arial" fo:font-size="8pt" fo:font-style="italic" fo:font-weight="normal" officeooo:rsid="002d02ab" officeooo:paragraph-rsid="002d02ab" style:font-size-asian="8pt" style:font-style-asian="italic" style:font-weight-asian="normal" style:font-size-complex="8pt" style:font-style-complex="italic" style:font-weight-complex="normal"/>
    </style:style>
    <style:style style:name="P32" style:family="paragraph" style:parent-style-name="Standard">
      <style:text-properties fo:color="#ff3333" style:font-name="Arial" fo:font-size="8pt" fo:font-style="italic" fo:font-weight="normal" officeooo:rsid="002d02ab" officeooo:paragraph-rsid="002f75a9" style:font-size-asian="8pt" style:font-style-asian="italic" style:font-weight-asian="normal" style:font-size-complex="8pt" style:font-style-complex="italic" style:font-weight-complex="normal"/>
    </style:style>
    <style:style style:name="P33" style:family="paragraph" style:parent-style-name="Standard">
      <style:text-properties fo:color="#009900" style:font-name="Arial" fo:font-size="10pt" fo:font-style="normal" fo:font-weight="bold" officeooo:rsid="002c7d11" officeooo:paragraph-rsid="002d02ab" style:font-size-asian="8.75pt" style:font-style-asian="normal" style:font-weight-asian="bold" style:font-size-complex="10pt" style:font-style-complex="normal" style:font-weight-complex="bold"/>
    </style:style>
    <style:style style:name="P34" style:family="paragraph" style:parent-style-name="Standard" style:list-style-name="L6">
      <style:text-properties fo:font-weight="bold" officeooo:paragraph-rsid="0034655f" style:font-weight-asian="bold" style:font-weight-complex="bold"/>
    </style:style>
    <style:style style:name="P35" style:family="paragraph" style:parent-style-name="Standard" style:list-style-name="L6">
      <style:text-properties fo:font-weight="bold" officeooo:rsid="003b4e3f" officeooo:paragraph-rsid="003b4e3f" style:font-weight-asian="bold" style:font-weight-complex="bold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Arial" fo:font-size="8pt" officeooo:rsid="000d9ccb" officeooo:paragraph-rsid="000d9ccb" style:font-size-asian="8pt" style:font-size-complex="8pt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Arial" fo:font-size="8pt" officeooo:rsid="000d9ccb" officeooo:paragraph-rsid="00115d12" style:font-size-asian="8pt" style:font-size-complex="8pt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Arial" fo:font-size="8pt" fo:font-style="italic" fo:font-weight="bold" officeooo:rsid="000d9ccb" officeooo:paragraph-rsid="000d9ccb" style:font-size-asian="8pt" style:font-style-asian="italic" style:font-weight-asian="bold" style:font-size-complex="8pt" style:font-style-complex="italic" style:font-weight-complex="bold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Arial" fo:font-size="8pt" fo:font-style="normal" fo:font-weight="bold" officeooo:rsid="00126588" officeooo:paragraph-rsid="00126588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Arial" fo:font-size="8pt" fo:font-style="normal" fo:font-weight="bold" officeooo:rsid="00132d03" officeooo:paragraph-rsid="00132d03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style:font-name="Arial" fo:font-size="8pt" fo:font-style="normal" fo:font-weight="bold" officeooo:rsid="0016203c" officeooo:paragraph-rsid="0016203c" style:font-size-asian="7pt" style:font-style-asian="normal" style:font-weight-asian="bold" style:font-size-complex="8pt" style:font-style-complex="normal" style:font-weight-complex="bold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font-name="Arial" fo:font-size="8pt" fo:font-style="normal" fo:font-weight="bold" officeooo:rsid="0016a634" officeooo:paragraph-rsid="001db098" style:font-size-asian="7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Arial" fo:font-size="8pt" fo:font-style="normal" fo:font-weight="normal" officeooo:rsid="00126588" officeooo:paragraph-rsid="00126588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Arial" fo:font-size="8pt" fo:font-style="normal" fo:font-weight="normal" officeooo:rsid="0016203c" officeooo:paragraph-rsid="001db098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style:font-name="Arial" fo:font-size="8pt" fo:font-style="normal" fo:font-weight="normal" officeooo:rsid="0016a634" officeooo:paragraph-rsid="001db098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Arial" fo:font-size="10pt" fo:font-style="normal" fo:font-weight="normal" officeooo:rsid="0010b5e5" officeooo:paragraph-rsid="00115d12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Arial" fo:font-size="10pt" fo:font-style="normal" fo:font-weight="normal" officeooo:rsid="00115d12" officeooo:paragraph-rsid="00115d12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Arial" fo:font-size="10pt" fo:font-style="normal" fo:font-weight="normal" officeooo:rsid="00122d3c" officeooo:paragraph-rsid="0016203c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Arial" fo:font-size="10pt" fo:font-style="normal" fo:font-weight="normal" officeooo:rsid="00122d3c" officeooo:paragraph-rsid="00126588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Arial" fo:font-size="10pt" fo:font-style="normal" fo:font-weight="bold" officeooo:rsid="00122d3c" officeooo:paragraph-rsid="00122d3c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Standard">
      <style:paragraph-properties fo:margin-left="0.4925in" fo:margin-right="0in" fo:text-indent="0in" style:auto-text-indent="false"/>
      <style:text-properties style:font-name="Arial" fo:font-size="10pt" fo:font-style="normal" fo:font-weight="bold" officeooo:rsid="00126588" officeooo:paragraph-rsid="00126588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style:font-name="Arial" fo:font-size="10pt" fo:font-style="normal" fo:font-weight="bold" officeooo:paragraph-rsid="00126588"/>
    </style:style>
    <style:style style:name="P53" style:family="paragraph" style:parent-style-name="Standard">
      <style:paragraph-properties fo:margin-left="0.4925in" fo:margin-right="0in" fo:text-indent="0in" style:auto-text-indent="false"/>
      <style:text-properties style:font-name="Arial" fo:font-size="10pt" fo:font-style="italic" fo:font-weight="normal" officeooo:rsid="00132d03" officeooo:paragraph-rsid="00132d03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officeooo:paragraph-rsid="00132d03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paragraph-rsid="0018135c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fo:color="#ff3333" style:font-name="Arial" fo:font-size="8pt" officeooo:rsid="000d9ccb" officeooo:paragraph-rsid="00115d12" style:font-size-asian="8pt" style:font-size-complex="8pt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fo:color="#000000" style:font-name="Arial" fo:font-size="8pt" fo:font-style="normal" fo:font-weight="bold" officeooo:rsid="001f5063" officeooo:paragraph-rsid="001f5063" style:font-size-asian="8pt" style:font-style-asian="normal" style:font-weight-asian="bold" style:font-size-complex="8pt" style:font-style-complex="normal" style:font-weight-complex="bold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fo:color="#000000" style:font-name="Arial" fo:font-size="8pt" fo:font-style="normal" fo:font-weight="normal" officeooo:rsid="001f5063" officeooo:paragraph-rsid="001f5063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fo:color="#000000" style:font-name="Arial" fo:font-size="8pt" fo:font-style="normal" fo:font-weight="normal" officeooo:rsid="001f5063" officeooo:paragraph-rsid="00226841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fo:color="#000000" style:font-name="Arial" fo:font-size="8pt" fo:font-style="normal" fo:font-weight="normal" officeooo:rsid="00226841" officeooo:paragraph-rsid="00226841" style:font-size-asian="8pt" style:font-style-asian="normal" style:font-weight-asian="normal" style:font-size-complex="8pt" style:font-style-complex="normal" style:font-weight-complex="normal"/>
    </style:style>
    <style:style style:name="P61" style:family="paragraph" style:parent-style-name="Standard">
      <style:paragraph-properties fo:margin-left="0.4925in" fo:margin-right="0in" fo:text-indent="0in" style:auto-text-indent="false"/>
      <style:text-properties fo:color="#000000" style:font-name="Arial" fo:font-size="8pt" fo:font-style="normal" fo:font-weight="normal" officeooo:rsid="00226841" officeooo:paragraph-rsid="003e3e12" style:font-size-asian="8pt" style:font-style-asian="normal" style:font-weight-asian="normal" style:font-size-complex="8pt" style:font-style-complex="normal" style:font-weight-complex="normal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fo:color="#000000" style:font-name="Arial" fo:font-size="8pt" fo:font-style="normal" fo:font-weight="normal" officeooo:rsid="00363160" officeooo:paragraph-rsid="00363160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Standard">
      <style:paragraph-properties fo:margin-left="0.4925in" fo:margin-right="0in" fo:text-indent="0in" style:auto-text-indent="false"/>
      <style:text-properties fo:color="#0000ff" style:font-name="Arial" fo:font-size="8pt" fo:font-style="normal" fo:font-weight="normal" officeooo:rsid="00226841" officeooo:paragraph-rsid="00226841" style:font-size-asian="8pt" style:font-style-asian="normal" style:font-weight-asian="normal" style:font-size-complex="8pt" style:font-style-complex="normal" style:font-weight-complex="normal"/>
    </style:style>
    <style:style style:name="P64" style:family="paragraph" style:parent-style-name="Standard">
      <style:paragraph-properties fo:margin-left="0.4925in" fo:margin-right="0in" fo:text-indent="0in" style:auto-text-indent="false" fo:break-before="page"/>
      <style:text-properties style:font-name="Arial" fo:font-size="10pt" fo:font-style="italic" fo:font-weight="normal" officeooo:rsid="00132d03" officeooo:paragraph-rsid="00132d03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>
      <style:paragraph-properties fo:margin-left="0.4925in" fo:margin-right="0in" fo:text-indent="0in" style:auto-text-indent="false" fo:padding="0.0291in" fo:border-left="none" fo:border-right="none" fo:border-top="none" fo:border-bottom="0.06pt solid #000000" style:join-border="false"/>
      <style:text-properties style:font-name="Arial" fo:font-size="10pt" fo:font-style="normal" fo:font-weight="normal" officeooo:rsid="0016a634" officeooo:paragraph-rsid="0016a634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text-indent="0in" style:auto-text-indent="false"/>
      <style:text-properties style:font-name="Arial" fo:font-size="10pt" fo:font-style="normal" fo:font-weight="normal" officeooo:rsid="00115d12" officeooo:paragraph-rsid="00115d12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text-indent="0in" style:auto-text-indent="false"/>
      <style:text-properties style:font-name="Arial" fo:font-size="8pt" fo:font-style="normal" fo:font-weight="bold" officeooo:rsid="0016a634" officeooo:paragraph-rsid="0016a634" style:font-size-asian="8pt" style:font-style-asian="normal" style:font-weight-asian="bold" style:font-size-complex="8pt" style:font-style-complex="normal" style:font-weight-complex="bold"/>
    </style:style>
    <style:style style:name="P68" style:family="paragraph" style:parent-style-name="Standard">
      <style:paragraph-properties fo:margin-left="0in" fo:margin-right="0in" fo:text-indent="0in" style:auto-text-indent="false"/>
      <style:text-properties style:font-name="Arial" fo:font-size="8pt" fo:font-style="italic" fo:font-weight="normal" officeooo:rsid="0016a634" officeooo:paragraph-rsid="001c5e04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Standard">
      <style:paragraph-properties fo:margin-left="0in" fo:margin-right="0in" fo:text-indent="0in" style:auto-text-indent="false"/>
      <style:text-properties fo:color="#000000" style:font-name="Arial" fo:font-size="8pt" fo:font-style="italic" fo:font-weight="normal" officeooo:rsid="0016a634" officeooo:paragraph-rsid="001c5e04" style:font-size-asian="8pt" style:font-style-asian="italic" style:font-weight-asian="normal" style:font-size-complex="8pt" style:font-style-complex="italic" style:font-weight-complex="normal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color="#000000" style:font-name="Arial" fo:font-size="8pt" fo:font-style="normal" fo:font-weight="bold" officeooo:rsid="0016a634" officeooo:paragraph-rsid="001c5e04" style:font-size-asian="8pt" style:font-style-asian="normal" style:font-weight-asian="bold" style:font-size-complex="8pt" style:font-style-complex="normal" style:font-weight-complex="bold"/>
    </style:style>
    <style:style style:name="P71" style:family="paragraph" style:parent-style-name="Standard">
      <style:paragraph-properties fo:margin-left="0.9846in" fo:margin-right="0in" fo:text-indent="0in" style:auto-text-indent="false"/>
      <style:text-properties style:font-name="Arial" fo:font-size="8pt" fo:font-style="normal" fo:font-weight="bold" officeooo:rsid="00126588" officeooo:paragraph-rsid="00126588" style:font-size-asian="8pt" style:font-style-asian="normal" style:font-weight-asian="bold" style:font-size-complex="8pt" style:font-style-complex="normal" style:font-weight-complex="bold"/>
    </style:style>
    <style:style style:name="P72" style:family="paragraph" style:parent-style-name="Standard">
      <style:paragraph-properties fo:margin-left="0.9846in" fo:margin-right="0in" fo:text-indent="0in" style:auto-text-indent="false"/>
      <style:text-properties fo:color="#000000" style:font-name="Arial" fo:font-size="8pt" fo:font-style="normal" fo:font-weight="normal" officeooo:rsid="0034655f" officeooo:paragraph-rsid="0034655f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Standard">
      <style:paragraph-properties fo:margin-left="0.9846in" fo:margin-right="0in" fo:text-indent="0in" style:auto-text-indent="false"/>
      <style:text-properties fo:color="#000000" style:font-name="Arial" fo:font-size="8pt" fo:font-style="normal" fo:font-weight="normal" officeooo:rsid="003b4e3f" officeooo:paragraph-rsid="003b4e3f" style:font-size-asian="8pt" style:font-style-asian="normal" style:font-weight-asian="normal" style:font-size-complex="8pt" style:font-style-complex="normal" style:font-weight-complex="normal"/>
    </style:style>
    <style:style style:name="P74" style:family="paragraph" style:parent-style-name="Standard" style:list-style-name="L7">
      <style:paragraph-properties fo:margin-left="0.9846in" fo:margin-right="0in" fo:text-indent="-0.25in" style:auto-text-indent="false"/>
      <style:text-properties fo:color="#000000" style:font-name="Arial" fo:font-size="8pt" fo:font-style="normal" fo:font-weight="bold" officeooo:rsid="0034e034" officeooo:paragraph-rsid="0034e034" style:font-size-asian="8pt" style:font-style-asian="normal" style:font-weight-asian="bold" style:font-size-complex="8pt" style:font-style-complex="normal" style:font-weight-complex="bold"/>
    </style:style>
    <style:style style:name="P75" style:family="paragraph" style:parent-style-name="Standard">
      <style:paragraph-properties fo:margin-left="0.9846in" fo:margin-right="0in" fo:text-indent="-0.25in" style:auto-text-indent="false"/>
      <style:text-properties fo:color="#000000" style:font-name="Arial" fo:font-size="8pt" fo:font-style="normal" fo:font-weight="bold" officeooo:rsid="0034e034" officeooo:paragraph-rsid="0034e034" style:font-size-asian="8pt" style:font-style-asian="normal" style:font-weight-asian="bold" style:font-size-complex="8pt" style:font-style-complex="normal" style:font-weight-complex="bold"/>
    </style:style>
    <style:style style:name="P76" style:family="paragraph" style:parent-style-name="Standard">
      <style:paragraph-properties fo:margin-left="0.9846in" fo:margin-right="0in" fo:text-indent="-0.25in" style:auto-text-indent="false"/>
      <style:text-properties fo:color="#000000" style:font-name="Arial" fo:font-size="8pt" fo:font-style="normal" fo:font-weight="bold" officeooo:rsid="00363160" officeooo:paragraph-rsid="00363160" style:font-size-asian="8pt" style:font-style-asian="normal" style:font-weight-asian="bold" style:font-size-complex="8pt" style:font-style-complex="normal" style:font-weight-complex="bold"/>
    </style:style>
    <style:style style:name="P77" style:family="paragraph" style:parent-style-name="Standard">
      <style:paragraph-properties fo:margin-left="0.9846in" fo:margin-right="0in" fo:text-indent="-0.25in" style:auto-text-indent="false"/>
      <style:text-properties fo:color="#000000" style:font-name="Arial" fo:font-size="8pt" fo:font-style="normal" fo:font-weight="bold" officeooo:rsid="003cb20b" officeooo:paragraph-rsid="003cb20b" style:font-size-asian="8pt" style:font-style-asian="normal" style:font-weight-asian="bold" style:font-size-complex="8pt" style:font-style-complex="normal" style:font-weight-complex="bold"/>
    </style:style>
    <style:style style:name="P78" style:family="paragraph" style:parent-style-name="Standard">
      <style:paragraph-properties fo:margin-left="0.9846in" fo:margin-right="0in" fo:text-indent="-0.25in" style:auto-text-indent="false"/>
      <style:text-properties fo:color="#000000" style:font-name="Arial" fo:font-size="8pt" fo:font-style="normal" fo:font-weight="bold" officeooo:rsid="003e2d3c" officeooo:paragraph-rsid="003e2d3c" style:font-size-asian="8pt" style:font-style-asian="normal" style:font-weight-asian="bold" style:font-size-complex="8pt" style:font-style-complex="normal" style:font-weight-complex="bold"/>
    </style:style>
    <style:style style:name="P79" style:family="paragraph" style:parent-style-name="Standard" style:list-style-name="L7">
      <style:paragraph-properties fo:margin-left="0.9846in" fo:margin-right="0in" fo:text-indent="-0.25in" style:auto-text-indent="false"/>
      <style:text-properties fo:color="#000000" style:font-name="Arial" fo:font-size="8pt" fo:font-style="italic" fo:font-weight="normal" officeooo:rsid="00363160" officeooo:paragraph-rsid="00363160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Standard">
      <style:paragraph-properties fo:margin-left="0.9846in" fo:margin-right="0in" fo:text-indent="-0.25in" style:auto-text-indent="false"/>
      <style:text-properties fo:color="#3333ff" style:font-name="Arial" fo:font-size="8pt" fo:font-style="normal" fo:font-weight="bold" officeooo:rsid="00363160" officeooo:paragraph-rsid="00363160" style:font-size-asian="8pt" style:font-style-asian="normal" style:font-weight-asian="bold" style:font-size-complex="8pt" style:font-style-complex="normal" style:font-weight-complex="bold"/>
    </style:style>
    <style:style style:name="P81" style:family="paragraph" style:parent-style-name="Standard" style:list-style-name="L7">
      <style:paragraph-properties fo:margin-left="0.9846in" fo:margin-right="0in" fo:text-indent="-0.25in" style:auto-text-indent="false"/>
      <style:text-properties officeooo:paragraph-rsid="00363160"/>
    </style:style>
    <style:style style:name="P82" style:family="paragraph" style:parent-style-name="Standard" style:list-style-name="L7">
      <style:paragraph-properties fo:margin-left="0.9846in" fo:margin-right="0in" fo:text-indent="-0.25in" style:auto-text-indent="false" fo:break-before="page"/>
      <style:text-properties fo:color="#000000" style:font-name="Arial" fo:font-size="8pt" fo:font-style="normal" fo:font-weight="bold" officeooo:rsid="0034e034" officeooo:paragraph-rsid="00363160" style:font-size-asian="8pt" style:font-style-asian="normal" style:font-weight-asian="bold" style:font-size-complex="8pt" style:font-style-complex="normal" style:font-weight-complex="bold"/>
    </style:style>
    <style:style style:name="P83" style:family="paragraph" style:parent-style-name="Standard">
      <style:paragraph-properties fo:break-before="page"/>
      <style:text-properties fo:color="#000000" style:font-name="Arial" fo:font-size="8pt" fo:font-style="normal" fo:font-weight="bold" officeooo:rsid="0034655f" officeooo:paragraph-rsid="0034655f" style:font-size-asian="8pt" style:font-style-asian="normal" style:font-weight-asian="bold" style:font-size-complex="8pt" style:font-style-complex="normal" style:font-weight-complex="bold"/>
    </style:style>
    <style:style style:name="P84" style:family="paragraph" style:parent-style-name="Standard">
      <style:paragraph-properties fo:margin-left="1.4772in" fo:margin-right="0in" fo:text-indent="-0.25in" style:auto-text-indent="false"/>
      <style:text-properties fo:color="#000000" style:font-name="Arial" fo:font-size="8pt" fo:font-style="normal" fo:font-weight="bold" officeooo:rsid="00363160" officeooo:paragraph-rsid="00363160" style:font-size-asian="8pt" style:font-style-asian="normal" style:font-weight-asian="bold" style:font-size-complex="8pt" style:font-style-complex="normal" style:font-weight-complex="bold"/>
    </style:style>
    <style:style style:name="P85" style:family="paragraph" style:parent-style-name="Standard">
      <style:paragraph-properties fo:margin-left="1.4772in" fo:margin-right="0in" fo:text-indent="-0.25in" style:auto-text-indent="false"/>
      <style:text-properties fo:color="#000000" style:font-name="Arial" fo:font-size="8pt" fo:font-style="normal" fo:font-weight="bold" officeooo:rsid="003a0c5f" officeooo:paragraph-rsid="003a0c5f" style:font-size-asian="8pt" style:font-style-asian="normal" style:font-weight-asian="bold" style:font-size-complex="8pt" style:font-style-complex="normal" style:font-weight-complex="bold"/>
    </style:style>
    <style:style style:name="P86" style:family="paragraph" style:parent-style-name="Standard">
      <style:paragraph-properties fo:margin-left="1.4772in" fo:margin-right="0in" fo:text-indent="-0.25in" style:auto-text-indent="false"/>
      <style:text-properties fo:color="#000000" style:font-name="Arial" fo:font-size="8pt" fo:font-style="normal" fo:font-weight="bold" officeooo:rsid="003f2312" officeooo:paragraph-rsid="003f2312" style:font-size-asian="8pt" style:font-style-asian="normal" style:font-weight-asian="bold" style:font-size-complex="8pt" style:font-style-complex="normal" style:font-weight-complex="bold"/>
    </style:style>
    <style:style style:name="P87" style:family="paragraph" style:parent-style-name="Standard">
      <style:paragraph-properties fo:margin-left="1.4772in" fo:margin-right="0in" fo:text-indent="-0.25in" style:auto-text-indent="false"/>
      <style:text-properties fo:color="#000000" style:font-name="Arial" fo:font-size="8pt" fo:font-style="normal" fo:font-weight="normal" officeooo:rsid="003e2d3c" officeooo:paragraph-rsid="003e2d3c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Standard">
      <style:paragraph-properties fo:margin-left="1.4772in" fo:margin-right="0in" fo:text-indent="-0.25in" style:auto-text-indent="false"/>
      <style:text-properties fo:color="#0000cc" style:font-name="Arial" fo:font-size="8pt" fo:font-style="italic" fo:font-weight="normal" officeooo:rsid="00363160" officeooo:paragraph-rsid="00363160" style:font-size-asian="8pt" style:font-style-asian="italic" style:font-weight-asian="normal" style:font-size-complex="8pt" style:font-style-complex="italic" style:font-weight-complex="normal"/>
    </style:style>
    <style:style style:name="P89" style:family="paragraph" style:parent-style-name="Standard">
      <style:paragraph-properties fo:margin-left="1.4772in" fo:margin-right="0in" fo:text-indent="-0.25in" style:auto-text-indent="false"/>
      <style:text-properties fo:color="#0000cc" style:font-name="Arial" fo:font-size="8pt" fo:font-style="italic" fo:font-weight="normal" officeooo:paragraph-rsid="00363160"/>
    </style:style>
    <style:style style:name="P90" style:family="paragraph" style:parent-style-name="Standard">
      <style:paragraph-properties fo:margin-left="1.4772in" fo:margin-right="0in" fo:text-indent="-0.25in" style:auto-text-indent="false"/>
      <style:text-properties fo:color="#0000cc" style:font-name="Arial" fo:font-size="8pt" fo:font-style="normal" fo:font-weight="normal" officeooo:rsid="003acaaa" officeooo:paragraph-rsid="003acaaa" style:font-size-asian="8pt" style:font-style-asian="normal" style:font-weight-asian="normal" style:font-size-complex="8pt" style:font-style-complex="normal" style:font-weight-complex="normal"/>
    </style:style>
    <style:style style:name="P91" style:family="paragraph" style:parent-style-name="Standard">
      <style:paragraph-properties fo:margin-left="1.4772in" fo:margin-right="0in" fo:text-indent="-0.25in" style:auto-text-indent="false"/>
      <style:text-properties fo:color="#0000cc" style:font-name="Arial" fo:font-size="8pt" fo:font-style="normal" fo:font-weight="normal" officeooo:rsid="003e2d3c" officeooo:paragraph-rsid="003e2d3c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Standard">
      <style:paragraph-properties fo:margin-left="1.4772in" fo:margin-right="0in" fo:text-indent="-0.25in" style:auto-text-indent="false"/>
      <style:text-properties fo:color="#0000cc" style:font-name="Arial" fo:font-size="8pt" fo:font-style="normal" fo:font-weight="normal" officeooo:rsid="003ede2e" officeooo:paragraph-rsid="003ede2e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Standard">
      <style:paragraph-properties fo:margin-left="1.4772in" fo:margin-right="0in" fo:text-indent="-0.25in" style:auto-text-indent="false"/>
      <style:text-properties fo:color="#0000cc" style:font-name="Arial" fo:font-size="8pt" fo:font-style="normal" fo:font-weight="normal" officeooo:rsid="003f2312" officeooo:paragraph-rsid="003f2312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Standard">
      <style:paragraph-properties fo:margin-left="1.4772in" fo:margin-right="0in" fo:text-indent="-0.25in" style:auto-text-indent="false"/>
      <style:text-properties fo:color="#009999" style:font-name="Arial" fo:font-size="8pt" fo:font-style="normal" fo:font-weight="bold" officeooo:rsid="00363160" officeooo:paragraph-rsid="003a0c5f" style:font-size-asian="8pt" style:font-style-asian="normal" style:font-weight-asian="bold" style:font-size-complex="8pt" style:font-style-complex="normal" style:font-weight-complex="bold"/>
    </style:style>
    <style:style style:name="P95" style:family="paragraph" style:parent-style-name="Table_20_Contents">
      <style:text-properties style:font-name="Arial" fo:font-size="8pt" officeooo:rsid="0022c228" officeooo:paragraph-rsid="0022c228" style:font-size-asian="8pt" style:font-size-complex="8pt"/>
    </style:style>
    <style:style style:name="T1" style:family="text">
      <style:text-properties style:font-name="Arial" fo:font-size="8pt" officeooo:rsid="000d9ccb" style:font-size-asian="8pt" style:font-size-complex="8pt"/>
    </style:style>
    <style:style style:name="T2" style:family="text">
      <style:text-properties style:font-name="Arial" fo:font-size="8pt" fo:font-style="italic" fo:font-weight="normal" officeooo:rsid="00132d03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a6255" style:font-weight-asian="bold" style:font-weight-complex="bold"/>
    </style:style>
    <style:style style:name="T5" style:family="text">
      <style:text-properties fo:font-weight="bold" officeooo:rsid="002ab2f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2d03" style:font-weight-asian="normal" style:font-weight-complex="normal"/>
    </style:style>
    <style:style style:name="T8" style:family="text">
      <style:text-properties fo:font-weight="normal" officeooo:rsid="0016203c" style:font-weight-asian="normal" style:font-weight-complex="normal"/>
    </style:style>
    <style:style style:name="T9" style:family="text">
      <style:text-properties fo:font-weight="normal" officeooo:rsid="002c5ef2" style:font-weight-asian="normal" style:font-weight-complex="normal"/>
    </style:style>
    <style:style style:name="T10" style:family="text">
      <style:text-properties fo:font-weight="normal" officeooo:rsid="002d02ab" style:font-weight-asian="normal" style:font-weight-complex="normal"/>
    </style:style>
    <style:style style:name="T11" style:family="text">
      <style:text-properties fo:font-weight="normal" officeooo:rsid="0016203c" style:font-size-asian="8pt" style:font-weight-asian="normal" style:font-weight-complex="normal"/>
    </style:style>
    <style:style style:name="T12" style:family="text">
      <style:text-properties fo:color="#0000ff"/>
    </style:style>
    <style:style style:name="T13" style:family="text">
      <style:text-properties fo:color="#0000ff" fo:font-size="8pt" style:font-size-asian="8pt" style:font-size-complex="8pt"/>
    </style:style>
    <style:style style:name="T14" style:family="text">
      <style:text-properties fo:color="#0000ff" fo:font-weight="normal" style:font-weight-asian="normal" style:font-weight-complex="normal"/>
    </style:style>
    <style:style style:name="T15" style:family="text">
      <style:text-properties fo:color="#0000ff" fo:font-weight="normal" officeooo:rsid="00132d03" style:font-weight-asian="normal" style:font-weight-complex="normal"/>
    </style:style>
    <style:style style:name="T16" style:family="text">
      <style:text-properties fo:color="#0000ff" fo:font-weight="normal" officeooo:rsid="002d02ab" style:font-weight-asian="normal" style:font-weight-complex="normal"/>
    </style:style>
    <style:style style:name="T17" style:family="text">
      <style:text-properties fo:color="#0000ff" fo:font-weight="normal" style:font-size-asian="8pt" style:font-weight-asian="normal" style:font-weight-complex="normal"/>
    </style:style>
    <style:style style:name="T18" style:family="text">
      <style:text-properties fo:color="#0000ff" style:font-name="Arial" fo:font-size="8pt" officeooo:rsid="0018135c" style:font-size-asian="8pt" style:font-size-complex="8pt"/>
    </style:style>
    <style:style style:name="T19" style:family="text">
      <style:text-properties fo:color="#0000ff" officeooo:rsid="001939a2"/>
    </style:style>
    <style:style style:name="T20" style:family="text">
      <style:text-properties fo:color="#0000ff" officeooo:rsid="001c5e04"/>
    </style:style>
    <style:style style:name="T21" style:family="text">
      <style:text-properties fo:color="#0000ff" officeooo:rsid="00241797"/>
    </style:style>
    <style:style style:name="T22" style:family="text">
      <style:text-properties fo:color="#0000ff" fo:font-weight="bold" officeooo:rsid="002a6255" style:font-weight-asian="bold" style:font-weight-complex="bold"/>
    </style:style>
    <style:style style:name="T23" style:family="text">
      <style:text-properties fo:color="#0000ff" officeooo:rsid="002ab2f5"/>
    </style:style>
    <style:style style:name="T24" style:family="text">
      <style:text-properties fo:color="#0000ff" officeooo:rsid="002d02ab"/>
    </style:style>
    <style:style style:name="T25" style:family="text">
      <style:text-properties fo:color="#0000ff" officeooo:rsid="002f75a9"/>
    </style:style>
    <style:style style:name="T26" style:family="text">
      <style:text-properties fo:color="#0000ff" officeooo:rsid="00226841"/>
    </style:style>
    <style:style style:name="T27" style:family="text">
      <style:text-properties fo:color="#0000ff" officeooo:rsid="003e3e12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a0c5f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8pt" style:font-size-asian="7pt" style:font-size-complex="8pt"/>
    </style:style>
    <style:style style:name="T33" style:family="text">
      <style:text-properties fo:font-size="8pt" officeooo:rsid="00122d3c" style:font-size-asian="7pt" style:font-size-complex="8pt"/>
    </style:style>
    <style:style style:name="T34" style:family="text">
      <style:text-properties fo:font-size="8pt" fo:font-style="italic" style:font-size-asian="7pt" style:font-style-asian="italic" style:font-size-complex="8pt" style:font-style-complex="italic"/>
    </style:style>
    <style:style style:name="T35" style:family="text">
      <style:text-properties fo:font-size="8pt" fo:font-style="normal" officeooo:rsid="0010b5e5" style:font-size-asian="7pt" style:font-style-asian="normal" style:font-size-complex="8pt" style:font-style-complex="normal"/>
    </style:style>
    <style:style style:name="T36" style:family="text">
      <style:text-properties fo:font-size="8pt" fo:font-weight="bold" style:font-size-asian="7pt" style:font-weight-asian="bold" style:font-size-complex="8pt" style:font-weight-complex="bold"/>
    </style:style>
    <style:style style:name="T37" style:family="text">
      <style:text-properties fo:font-size="8pt" fo:font-weight="bold" officeooo:rsid="00115d12" style:font-size-asian="7pt" style:font-weight-asian="bold" style:font-size-complex="8pt" style:font-weight-complex="bold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8pt" officeooo:rsid="002d02ab" style:font-size-asian="8pt" style:font-size-complex="8pt"/>
    </style:style>
    <style:style style:name="T40" style:family="text">
      <style:text-properties fo:font-size="8pt" officeooo:rsid="00126588" style:font-size-asian="8pt" style:font-style-asian="normal" style:font-weight-asian="bold" style:font-size-complex="8pt" style:font-style-complex="normal" style:font-weight-complex="bold"/>
    </style:style>
    <style:style style:name="T41" style:family="text">
      <style:text-properties fo:font-size="8pt" fo:font-weight="normal" style:font-size-asian="8pt" style:font-weight-asian="normal" style:font-size-complex="8pt" style:font-weight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1f5063" style:font-style-asian="normal" style:font-style-complex="normal"/>
    </style:style>
    <style:style style:name="T44" style:family="text">
      <style:text-properties fo:font-style="normal" fo:font-weight="bold" officeooo:rsid="001f5063" style:font-style-asian="normal" style:font-weight-asian="bold" style:font-style-complex="normal" style:font-weight-complex="bold"/>
    </style:style>
    <style:style style:name="T45" style:family="text">
      <style:text-properties fo:color="#b2b2b2" fo:font-size="8pt" style:font-size-asian="7pt" style:font-size-complex="8pt"/>
    </style:style>
    <style:style style:name="T46" style:family="text">
      <style:text-properties officeooo:rsid="00115d12"/>
    </style:style>
    <style:style style:name="T47" style:family="text">
      <style:text-properties fo:color="#009933" fo:font-size="8pt" fo:font-style="italic" style:font-size-asian="7pt" style:font-style-asian="italic" style:font-size-complex="8pt" style:font-style-complex="italic"/>
    </style:style>
    <style:style style:name="T48" style:family="text">
      <style:text-properties fo:color="#009933" fo:font-size="8pt" fo:font-style="italic" officeooo:rsid="00115d12" style:font-size-asian="7pt" style:font-style-asian="italic" style:font-size-complex="8pt" style:font-style-complex="italic"/>
    </style:style>
    <style:style style:name="T49" style:family="text">
      <style:text-properties fo:color="#ff3333" fo:font-size="8pt" fo:font-weight="bold" officeooo:rsid="00115d12" style:font-size-asian="7pt" style:font-weight-asian="bold" style:font-size-complex="8pt" style:font-weight-complex="bold"/>
    </style:style>
    <style:style style:name="T50" style:family="text">
      <style:text-properties fo:color="#ff3333" fo:font-style="italic" fo:font-weight="normal" officeooo:rsid="001c5e04" style:font-style-asian="italic" style:font-weight-asian="normal" style:font-style-complex="italic" style:font-weight-complex="normal"/>
    </style:style>
    <style:style style:name="T51" style:family="text">
      <style:text-properties fo:color="#ff3333" style:text-line-through-style="solid" style:text-line-through-type="single" fo:font-size="8pt" fo:font-style="italic" fo:font-weight="normal" officeooo:rsid="002d02ab" style:font-size-asian="8pt" style:font-style-asian="italic" style:font-weight-asian="normal" style:font-size-complex="8pt" style:font-style-complex="italic" style:font-weight-complex="normal"/>
    </style:style>
    <style:style style:name="T52" style:family="text">
      <style:text-properties fo:color="#000000"/>
    </style:style>
    <style:style style:name="T53" style:family="text">
      <style:text-properties fo:color="#000000" fo:font-size="8pt" fo:font-weight="bold" style:font-size-asian="7pt" style:font-weight-asian="bold" style:font-size-complex="8pt" style:font-weight-complex="bold"/>
    </style:style>
    <style:style style:name="T54" style:family="text">
      <style:text-properties fo:color="#000000" fo:font-size="8pt" fo:font-weight="bold" officeooo:rsid="00115d12" style:font-size-asian="7pt" style:font-weight-asian="bold" style:font-size-complex="8pt" style:font-weight-complex="bold"/>
    </style:style>
    <style:style style:name="T55" style:family="text">
      <style:text-properties fo:color="#000000" fo:font-size="8pt" officeooo:rsid="00115d12" style:font-size-asian="7pt" style:font-size-complex="8pt"/>
    </style:style>
    <style:style style:name="T56" style:family="text">
      <style:text-properties fo:color="#000000" fo:font-size="8pt" style:font-size-asian="8pt" style:font-size-complex="8pt"/>
    </style:style>
    <style:style style:name="T57" style:family="text">
      <style:text-properties fo:color="#000000" fo:font-size="8pt" officeooo:rsid="00122d3c" style:font-size-asian="8pt" style:font-size-complex="8pt"/>
    </style:style>
    <style:style style:name="T5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115d12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bold" officeooo:rsid="001f5063" style:font-style-asian="normal" style:font-weight-asian="bold" style:font-style-complex="normal" style:font-weight-complex="bold"/>
    </style:style>
    <style:style style:name="T61" style:family="text">
      <style:text-properties fo:color="#000000" fo:font-weight="normal" officeooo:rsid="00132d03" style:font-weight-asian="normal" style:font-weight-complex="normal"/>
    </style:style>
    <style:style style:name="T62" style:family="text">
      <style:text-properties fo:color="#000000" fo:font-weight="normal" officeooo:rsid="001aafa4" style:font-weight-asian="normal" style:font-weight-complex="normal"/>
    </style:style>
    <style:style style:name="T63" style:family="text">
      <style:text-properties fo:color="#000000" style:font-name="Arial" fo:font-size="8pt" fo:font-style="normal" fo:font-weight="bold" officeooo:rsid="00126588" style:font-size-asian="8pt" style:font-style-asian="normal" style:font-weight-asian="bold" style:font-size-complex="8pt" style:font-style-complex="normal" style:font-weight-complex="bold"/>
    </style:style>
    <style:style style:name="T64" style:family="text">
      <style:text-properties fo:color="#000000" style:font-name="Arial" fo:font-size="8pt" fo:font-style="normal" fo:font-weight="bold" officeooo:rsid="00363160" style:font-size-asian="8pt" style:font-style-asian="normal" style:font-weight-asian="bold" style:font-size-complex="8pt" style:font-style-complex="normal" style:font-weight-complex="bold"/>
    </style:style>
    <style:style style:name="T65" style:family="text"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T66" style:family="text">
      <style:text-properties fo:color="#000000" style:font-name="Arial" fo:font-size="8pt" fo:font-style="normal" officeooo:rsid="0034655f" style:font-size-asian="8pt" style:font-style-asian="normal" style:font-size-complex="8pt" style:font-style-complex="normal"/>
    </style:style>
    <style:style style:name="T67" style:family="text">
      <style:text-properties fo:font-variant="normal" fo:text-transform="none" fo:color="#110000" style:font-name="monospace" fo:font-size="9pt" fo:letter-spacing="normal" fo:font-style="italic" fo:font-weight="normal" style:font-style-asian="italic" style:font-style-complex="italic"/>
    </style:style>
    <style:style style:name="T68" style:family="text">
      <style:text-properties fo:font-variant="normal" fo:text-transform="none" fo:color="#110000" style:font-name="monospace" fo:font-size="9pt" fo:letter-spacing="normal" fo:font-style="italic" fo:font-weight="normal" officeooo:rsid="00126588" style:font-style-asian="italic" style:font-style-complex="italic"/>
    </style:style>
    <style:style style:name="T69" style:family="text">
      <style:text-properties fo:font-variant="normal" fo:text-transform="none" fo:color="#110000" style:font-name="monospace" fo:font-size="9pt" fo:letter-spacing="normal" fo:font-style="italic" fo:font-weight="normal" officeooo:rsid="0012df5d" style:font-style-asian="italic" style:font-style-complex="italic"/>
    </style:style>
    <style:style style:name="T70" style:family="text">
      <style:text-properties fo:font-variant="normal" fo:text-transform="none" fo:color="#110000" style:font-name="Arial" fo:font-size="8pt" fo:letter-spacing="normal" fo:font-style="normal" fo:font-weight="normal" style:font-size-asian="8pt" style:font-size-complex="8pt"/>
    </style:style>
    <style:style style:name="T71" style:family="text">
      <style:text-properties fo:font-variant="normal" fo:text-transform="none" fo:color="#0000ff" style:font-name="monospace" fo:font-size="9pt" fo:letter-spacing="normal" fo:font-style="italic" fo:font-weight="normal" style:font-style-asian="italic" style:font-style-complex="italic"/>
    </style:style>
    <style:style style:name="T72" style:family="text">
      <style:text-properties fo:font-variant="normal" fo:text-transform="none" fo:color="#0000ff" style:font-name="Arial" fo:font-size="8.25pt" fo:letter-spacing="normal" fo:font-style="normal" fo:font-weight="normal"/>
    </style:style>
    <style:style style:name="T73" style:family="text">
      <style:text-properties fo:font-variant="normal" fo:text-transform="none" fo:color="#0000ff" style:font-name="Arial" fo:font-size="8.25pt" fo:letter-spacing="normal" fo:font-style="normal" fo:font-weight="normal" officeooo:rsid="0018135c"/>
    </style:style>
    <style:style style:name="T74" style:family="text">
      <style:text-properties fo:font-variant="normal" fo:text-transform="none" fo:color="#0000ff" style:font-name="Arial" fo:font-size="8pt" fo:letter-spacing="normal" fo:font-style="normal" fo:font-weight="normal" officeooo:rsid="000d9ccb" style:font-size-asian="8pt" style:font-size-complex="8pt"/>
    </style:style>
    <style:style style:name="T75" style:family="text">
      <style:text-properties fo:font-variant="normal" fo:text-transform="none" fo:color="#009900" style:font-name="Lucida Console" fo:font-size="7.5pt" fo:letter-spacing="normal" fo:font-style="normal"/>
    </style:style>
    <style:style style:name="T76" style:family="text">
      <style:text-properties fo:font-variant="normal" fo:text-transform="none" fo:color="#009900" style:font-name="Lucida Console" fo:font-size="7.5pt" fo:letter-spacing="normal" fo:font-style="normal" officeooo:rsid="00363160"/>
    </style:style>
    <style:style style:name="T77" style:family="text">
      <style:text-properties fo:font-variant="normal" fo:text-transform="none" fo:color="#000000" style:font-name="Arial" fo:font-size="8pt" fo:letter-spacing="normal" fo:font-style="normal" fo:font-weight="normal" officeooo:rsid="000d9ccb" style:font-size-asian="8pt" style:font-size-complex="8pt"/>
    </style:style>
    <style:style style:name="T78" style:family="text">
      <style:text-properties fo:font-variant="normal" fo:text-transform="none" fo:color="#000000" style:font-name="Lucida Console" fo:font-size="7.5pt" fo:letter-spacing="normal" fo:font-style="normal"/>
    </style:style>
    <style:style style:name="T79" style:family="text">
      <style:text-properties fo:font-variant="normal" fo:text-transform="none" style:font-name="Arial" fo:font-size="8pt" fo:letter-spacing="normal" fo:font-style="normal" fo:font-weight="normal" officeooo:rsid="00132d03" style:font-size-asian="8pt" style:font-style-asian="normal" style:font-weight-asian="normal" style:font-size-complex="8pt" style:font-style-complex="normal" style:font-weight-complex="normal" fo:padding="0in" fo:border="none"/>
    </style:style>
    <style:style style:name="T80" style:family="text">
      <style:text-properties fo:font-variant="normal" fo:text-transform="none" style:font-name="Arial" fo:font-size="8pt" fo:letter-spacing="normal" fo:font-style="normal" fo:font-weight="normal" style:font-size-asian="8pt" style:font-size-complex="8pt" fo:padding="0in" fo:border="none"/>
    </style:style>
    <style:style style:name="T81" style:family="text">
      <style:text-properties fo:font-variant="normal" fo:text-transform="none" style:font-name="Lucida Console" fo:font-size="7.5pt" fo:letter-spacing="normal" style:font-style-asian="italic" style:font-style-complex="italic"/>
    </style:style>
    <style:style style:name="T82" style:family="text">
      <style:text-properties fo:color="#009900"/>
    </style:style>
    <style:style style:name="T83" style:family="text">
      <style:text-properties fo:color="#009900" fo:font-weight="normal" style:font-weight-asian="normal" style:font-weight-complex="normal"/>
    </style:style>
    <style:style style:name="T84" style:family="text">
      <style:text-properties officeooo:rsid="00363160" style:font-size-asian="8pt" style:font-style-asian="italic" style:font-weight-asian="normal" style:font-size-complex="8pt" style:font-style-complex="italic" style:font-weight-complex="normal"/>
    </style:style>
    <style:style style:name="T85" style:family="text">
      <style:text-properties officeooo:rsid="0016203c"/>
    </style:style>
    <style:style style:name="T86" style:family="text">
      <style:text-properties officeooo:rsid="0018135c"/>
    </style:style>
    <style:style style:name="T87" style:family="text">
      <style:text-properties officeooo:rsid="0018bc9f"/>
    </style:style>
    <style:style style:name="T88" style:family="text">
      <style:text-properties officeooo:rsid="001c5e04"/>
    </style:style>
    <style:style style:name="T89" style:family="text">
      <style:text-properties officeooo:rsid="001f5063"/>
    </style:style>
    <style:style style:name="T90" style:family="text">
      <style:text-properties officeooo:rsid="001fd8d2"/>
    </style:style>
    <style:style style:name="T91" style:family="text">
      <style:text-properties officeooo:rsid="00226841"/>
    </style:style>
    <style:style style:name="T92" style:family="text">
      <style:text-properties officeooo:rsid="00253039"/>
    </style:style>
    <style:style style:name="T93" style:family="text">
      <style:text-properties officeooo:rsid="002a6255"/>
    </style:style>
    <style:style style:name="T94" style:family="text">
      <style:text-properties officeooo:rsid="002ab2f5"/>
    </style:style>
    <style:style style:name="T95" style:family="text">
      <style:text-properties officeooo:rsid="002d02ab"/>
    </style:style>
    <style:style style:name="T96" style:family="text">
      <style:text-properties fo:color="#0000cc"/>
    </style:style>
    <style:style style:name="T97" style:family="text">
      <style:text-properties fo:color="#0000cc" fo:font-weight="normal" officeooo:rsid="002d02ab" style:font-weight-asian="normal" style:font-weight-complex="normal"/>
    </style:style>
    <style:style style:name="T98" style:family="text">
      <style:text-properties fo:color="#0000cc" officeooo:rsid="002d02ab"/>
    </style:style>
    <style:style style:name="T99" style:family="text">
      <style:text-properties fo:color="#0000cc"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officeooo:rsid="003795ce"/>
    </style:style>
    <style:style style:name="T101" style:family="text">
      <style:text-properties style:text-line-through-style="solid" style:text-line-through-type="single"/>
    </style:style>
    <style:style style:name="T102" style:family="text">
      <style:text-properties officeooo:rsid="00384d4c"/>
    </style:style>
    <style:style style:name="T103" style:family="text">
      <style:text-properties officeooo:rsid="003e2d3c"/>
    </style:style>
    <style:style style:name="T104" style:family="text">
      <style:text-properties officeooo:rsid="003e3e12"/>
    </style:style>
    <style:style style:name="T105" style:family="text">
      <style:text-properties fo:color="#006600" officeooo:rsid="003e3e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eate project <text:span text:style-name="T6">[sites] </text:span><text:span text:style-name="T9">@ cloud9</text:span><text:span text:style-name="T6">, inside will be added the laravel [simple-notes] project</text:span></text:p>
      <text:p text:style-name="P1"></text:p>
      <text:p text:style-name="P1"><text:span text:style-name="T31">install composer and laravel, creating a name, here is used [simple-note]</text:span></text:p>
      <text:p text:style-name="P36"></text:p>
      <text:p text:style-name="P55"><text:span text:style-name="T1"><text:tab/>:~/workspace $ </text:span><text:span text:style-name="Source_20_Text"><text:span text:style-name="T72">composer global require "laravel/installer=~1.1"</text:span></text:span></text:p>
      <text:p text:style-name="P55"><text:span text:style-name="Source_20_Text"><text:span text:style-name="T73"><text:tab/></text:span></text:span><text:span text:style-name="Source_20_Text"><text:span text:style-name="T77">~/workspace $</text:span></text:span><text:span text:style-name="Source_20_Text"><text:span text:style-name="T74"> </text:span></text:span><text:span text:style-name="T18">~/.composer/vendor/bin/laravel new simple-notes</text:span></text:p>
      <text:p text:style-name="P36"><text:tab/></text:p>
      <text:p text:style-name="P1"></text:p>
      <text:p text:style-name="P2"><text:span text:style-name="T3">now update the .env, to your specific needs on cloud9</text:span> </text:p>
      <text:p text:style-name="P1"></text:p>
      <text:p text:style-name="P36"><text:span text:style-name="T30">- enter the path of the new site</text:span><text:tab/></text:p>
      <text:p text:style-name="P36"></text:p>
      <text:p text:style-name="P36"><text:tab/>:~/workspace $ <text:span text:style-name="T12">cd simple-note</text:span><text:span text:style-name="T19">s</text:span></text:p>
      <text:p text:style-name="P36"></text:p>
      <text:p text:style-name="P38">- then open .env in nano, this file contains information about your database</text:p>
      <text:p text:style-name="P38"><text:s text:c="2"/>which will remain hidden from github, such as passwords, but in the case of</text:p>
      <text:p text:style-name="P38"><text:s text:c="2"/>cloud9, the password is empty </text:p>
      <text:p text:style-name="P36"></text:p>
      <text:p text:style-name="P37"><text:tab/><text:span text:style-name="T58">:~/workspace/</text:span><text:span text:style-name="T59">simple-note</text:span> $ <text:span text:style-name="T12">nano .env</text:span></text:p>
      <text:p text:style-name="P56"><text:tab/><text:span text:style-name="T87">if (.env does not exist use .env.example, then save it as .env)</text:span></text:p>
      <text:p text:style-name="P36"></text:p>
      <text:p text:style-name="P38">- inside you will see DB_??? stuff, this is what will be changed, but instead of </text:p>
      <text:p text:style-name="P38"><text:s text:c="2"/>creating cryptic database names, </text:p>
      <text:p text:style-name="P36"></text:p>
      <text:p text:style-name="P36"><text:tab/>|-----------------------------------------------------------------------------------------------------------------------|</text:p>
      <text:p text:style-name="P36"><text:tab/>| <text:span text:style-name="T3">change: <text:tab/><text:tab/><text:tab/> <text:s text:c="2"/>to:</text:span><text:tab/><text:tab/><text:tab/><text:tab/><text:tab/>|</text:p>
      <text:p text:style-name="P36"><text:tab/>|----------------------------------------------------|------------------------------------------------------------------|</text:p>
      <text:p text:style-name="P36"><text:tab/>| <text:s/>DB_HOST=localhost<text:tab/><text:tab/>| DB_HOST=localhost<text:tab/><text:tab/><text:tab/>|</text:p>
      <text:p text:style-name="P36"><text:tab/>| <text:s/>DB_DATABASE=homestead<text:tab/>| DB_DATABASE=c9<text:tab/><text:tab/><text:tab/>|</text:p>
      <text:p text:style-name="P36"><text:tab/>| <text:s/>DB_USERNAME=homestead<text:tab/>| DB_USERNAME=[your cloud 9 user name]<text:tab/>|</text:p>
      <text:p text:style-name="P36"><text:tab/>| <text:s/>DB_PASSWORD=secret<text:tab/><text:tab/>| DB_PASSWORD=<text:tab/><text:tab/><text:tab/><text:tab/>|</text:p>
      <text:p text:style-name="P36"><text:tab/>|-----------------------------------------------------------------------------------------------------------------------|</text:p>
      <text:p text:style-name="P36"></text:p>
      <text:p text:style-name="P38">- when finished with the changes press [ctrl+x] to exit, but don't forget to save</text:p>
      <text:p text:style-name="P38"><text:s text:c="2"/>the changes [y] then [enter].</text:p>
      <text:p text:style-name="P1"></text:p>
      <text:p text:style-name="P3">Next: <text:span text:style-name="T46">S</text:span>et<text:span text:style-name="T46">ting</text:span> up table migrations, </text:p>
      <text:p text:style-name="P3"><text:tab/></text:p>
      <text:p text:style-name="P3"><text:span text:style-name="T34"><text:tab/></text:span><text:span text:style-name="T47">Table migrations are definitions for your tables, instead of using phpmyadmin, table migrations allow easy updates and <text:tab/>creation of tables, on your site, or on another. </text:span><text:span text:style-name="T48">These are templates</text:span></text:p>
      <text:p text:style-name="P3"/>
      <text:p text:style-name="P5"><text:span text:style-name="T34"><text:tab/></text:span><text:span text:style-name="T35">There are already 2 migrations provided by laravel, in /database/migrations</text:span></text:p>
      <text:list xml:id="list8022424459438063618" text:style-name="L1">
        <text:list-item>
          <text:p text:style-name="P6"><text:span text:style-name="T32">2014_10_12_000000_create_users_table.</text:span><text:span text:style-name="T33">php</text:span><text:span text:style-name="T32"> </text:span><text:span text:style-name="T45">and</text:span></text:p>
        </text:list-item>
        <text:list-item>
          <text:p text:style-name="P6"><text:span text:style-name="T32">2014_10_12_000000_create_password_resets_table.</text:span><text:span text:style-name="T33">php</text:span></text:p>
          <text:p text:style-name="P6"><text:span text:style-name="T32"/></text:p>
        </text:list-item>
      </text:list>
      <text:p text:style-name="P7"><text:span text:style-name="T32"><text:tab/>which we will use in our project</text:span></text:p>
      <text:p text:style-name="P7"/>
      <text:p text:style-name="P46"><text:span text:style-name="T36">- </text:span><text:span text:style-name="T37">with simple-notes we will use a third table to keep track of the notes, this table will consist of an </text:span><text:span text:style-name="T49">id</text:span><text:span text:style-name="T37"> (all tables should), a</text:span></text:p>
      <text:p text:style-name="P46"><text:span text:style-name="T49"><text:s text:c="2"/>title</text:span><text:span text:style-name="T37"> of the note, its </text:span><text:span text:style-name="T49">content</text:span><text:span text:style-name="T54">, a reference to the users: </text:span><text:span text:style-name="T49">user_id</text:span><text:span text:style-name="T54"> (</text:span><text:span text:style-name="T55">which will allow the note to be deleted automatically if the user </text:span></text:p>
      <text:p text:style-name="P46"><text:span text:style-name="T55"><text:s text:c="2"/>is deleted</text:span><text:span text:style-name="T54">) and to fields for time stamps </text:span><text:span text:style-name="T49">created_at</text:span><text:span text:style-name="T54"> and </text:span><text:span text:style-name="T49">updated_at</text:span><text:span text:style-name="T54">.</text:span></text:p>
      <text:p text:style-name="P46"/>
      <text:p text:style-name="P66"><text:span text:style-name="T53">Creating the new migration:</text:span></text:p>
      <text:p text:style-name="P66"/>
      <text:p text:style-name="P66"><text:span text:style-name="T53"><text:tab/>In the terminal we will insert the command:</text:span></text:p>
      <text:p text:style-name="P66"><text:span text:style-name="T53"><text:tab/><text:tab/></text:span></text:p>
      <text:p text:style-name="P66"><text:span text:style-name="T53"><text:tab/><text:tab/></text:span><text:span text:style-name="T56">~/workspace/simple-note $ </text:span><text:span text:style-name="T13">php artisan make:migration create_simple_notes </text:span></text:p>
      <text:p text:style-name="P66"/>
      <text:p text:style-name="P47"><text:span text:style-name="T57">notice the file 2015_xx_xx_time_create_simple_notes.php was added to the path /database/migrations (you may have to update the tree).</text:span></text:p>
      <text:p text:style-name="P47"/>
      <text:p text:style-name="P50"><text:span text:style-name="T56">Select the new migration to edit</text:span></text:p>
      <text:p text:style-name="P50"/>
      <text:p text:style-name="P51">inside, notice 2 methods, one </text:p>
      <text:p text:style-name="P51"><text:tab/><text:span text:style-name="T41">up(): <text:s text:c="5"/>to create the new table and another </text:span></text:p>
      <text:p text:style-name="P43"><text:tab/>down(): which will drop the table, though for this lesson, it will not be used</text:p>
      <text:p text:style-name="P51"><text:s/><text:span text:style-name="T38"><text:s/></text:span></text:p>
      <text:p text:style-name="P51"><text:span text:style-name="T38"><text:tab/>we will modify up() to create our table, we will create a forigen field to reference the user, so </text:span></text:p>
      <text:p text:style-name="P51"><text:span text:style-name="T38"><text:tab/>the note can automatically be removed if the user is, on down we will only drop the table. <text:s/></text:span></text:p>
      <text:p text:style-name="P51"/>
      <text:p text:style-name="P52"><text:span text:style-name="T40">* </text:span><text:span text:style-name="T71">Schema</text:span><text:span text:style-name="T67"> </text:span><text:span text:style-name="T69">definition:</text:span><text:span text:style-name="T68">(an organized pattern of thought or behavior)</text:span></text:p>
      <text:p text:style-name="P49"/>
      <text:p text:style-name="P42">before migrating <text:span text:style-name="T85">Install mysql and phpmyadmin for your site </text:span>using the command:</text:p>
      <text:p text:style-name="P42"/>
      <text:p text:style-name="P42"><text:tab/><text:span text:style-name="T11">~/workspace/simple-note $ </text:span><text:span text:style-name="T17">mysql-ctl install</text:span></text:p>
      <text:p text:style-name="P44"><text:tab/>~/workspace/simple-note $ <text:span text:style-name="T12">phpmyadmin-ctl install </text:span></text:p>
      <text:p text:style-name="P44"/>
      <text:p text:style-name="P45"><text:span text:style-name="T12"><text:tab/></text:span><text:span text:style-name="T52">you can now access your database through phpmyadmin, from the link provided, under c9, there will be no tables</text:span></text:p>
      <text:p text:style-name="P45"/>
      <text:p text:style-name="P49"/>
      <text:p text:style-name="P65"><text:span text:style-name="T3">update:</text:span> <text:span text:style-name="T57">2015_xx_xx_time_create_simple_notes.php</text:span></text:p>
      <text:p text:style-name="P48"/>
      <text:p text:style-name="P51"><text:span text:style-name="T38">public function up()</text:span></text:p>
      <text:p text:style-name="P39">{</text:p>
      <text:p text:style-name="P71"/>
      <text:p text:style-name="P39"><text:tab/><text:span text:style-name="T7">Schema::create('simple-notes', function(Blueprint $table) {</text:span></text:p>
      <text:p text:style-name="P39"><text:span text:style-name="T7"><text:tab/><text:tab/>$table-&gt;increments('id');</text:span></text:p>
      <text:p text:style-name="P39"><text:span text:style-name="T7"><text:tab/><text:tab/>$table-&gt;integer('user_id')-&gt;unsigned()-&gt;default(0);<text:tab/><text:tab/><text:tab/><text:tab/></text:span><text:span text:style-name="T15">// reference to our users table</text:span></text:p>
      <text:p text:style-name="P39"><text:span text:style-name="T15"><text:tab/><text:tab/></text:span><text:span text:style-name="T61">$table-&gt;foreign('user_id')-&gt;referen</text:span><text:span text:style-name="T62">c</text:span><text:span text:style-name="T61">es('id')-&gt;on('users')-&gt;onDelete('cascade');<text:tab/></text:span><text:span text:style-name="T15">// allows automatic deletions</text:span></text:p>
      <text:p text:style-name="P40"><text:span text:style-name="T6"><text:tab/><text:tab/>$table-&gt;string('title')-&gt;default('');</text:span></text:p>
      <text:p text:style-name="P40"><text:span text:style-name="T6"><text:tab/><text:tab/>$table-&gt;mediumText('content')-&gt;default('');</text:span></text:p>
      <text:p text:style-name="P40"><text:span text:style-name="T6"><text:tab/><text:tab/>$table-&gt;timestamps(); </text:span></text:p>
      <text:p text:style-name="P40"><text:span text:style-name="T6"><text:tab/>});</text:span></text:p>
      <text:p text:style-name="P40">}</text:p>
      <text:p text:style-name="P40"><text:span text:style-name="T6"><text:tab/></text:span></text:p>
      <text:p text:style-name="P39"><text:span text:style-name="T52">public function down()</text:span></text:p>
      <text:p text:style-name="P39"><text:span text:style-name="T52">{</text:span></text:p>
      <text:p text:style-name="P54"><text:span text:style-name="T63"><text:s text:c="8"/></text:span><text:span text:style-name="T70">Schema</text:span><text:span text:style-name="T80">::drop('</text:span><text:span text:style-name="T79">simple-notes</text:span><text:span text:style-name="T80">');</text:span></text:p>
      <text:p text:style-name="P39"><text:span text:style-name="T52">}</text:span></text:p>
      <text:p text:style-name="P65"/>
      <text:p text:style-name="P41"/>
      <text:p text:style-name="P67">- back in the terminal</text:p>
      <text:p text:style-name="P67"><text:tab/></text:p>
      <text:p text:style-name="P67"><text:tab/><text:span text:style-name="T8">~/workspace/simple-note $ </text:span><text:span text:style-name="T14">php artisan migrate</text:span></text:p>
      <text:p text:style-name="P67"><text:tab/></text:p>
      <text:p text:style-name="P67"><text:tab/><text:span text:style-name="T50">we can check the migration by using the command</text:span></text:p>
      <text:p text:style-name="P68"><text:tab/><text:span text:style-name="T85">~/workspace/simple-note $ </text:span><text:span text:style-name="T12">p</text:span><text:span text:style-name="T20">hp artisan migrate:status</text:span></text:p>
      <text:p text:style-name="P68"><text:span text:style-name="T20"><text:tab/></text:span></text:p>
      <text:p text:style-name="P70"><text:span text:style-name="T88">- now on to database seeding, this will give us some data to work with as we build the site</text:span></text:p>
      <text:p text:style-name="P70"><text:tab/></text:p>
      <text:p text:style-name="P69"><text:tab/><text:span text:style-name="T89">sometimes, the seeds can go in a dedicated file, though for this site, I desided to place them within the </text:span></text:p>
      <text:p text:style-name="P69"><text:tab/><text:span text:style-name="T89">DatabaseSeeder.php already provided</text:span></text:p>
      <text:p text:style-name="P69"/>
      <text:p text:style-name="P69"><text:span text:style-name="T44">open: </text:span><text:span text:style-name="T43">database/seeds/DatabaseSeeder.php to edit, we will add a class to seed some users and some notes.php</text:span></text:p>
      <text:p text:style-name="P69"><text:span text:style-name="T43"/></text:p>
      <text:list xml:id="list2690657453635946135" text:style-name="L4">
        <text:list-item>
          <text:p text:style-name="P11">add a new class SimpleNoteSeeder at the end of the file, as follows</text:p>
        </text:list-item>
      </text:list>
      <text:p text:style-name="P10"><text:span text:style-name="T42"><text:tab/></text:span><text:span text:style-name="T90">note: if you forget the fields, you can reference the migration file we created earlier, or the users migration provided by laravel</text:span></text:p>
      <text:p text:style-name="P10"/>
      <text:p text:style-name="P57">class SimpleNoteSeeder extends Seeder</text:p>
      <text:p text:style-name="P57">{</text:p>
      <text:p text:style-name="P58"><text:s text:c="4"/><text:span text:style-name="T3">public function run()</text:span></text:p>
      <text:p text:style-name="P58"><text:s text:c="4"/><text:span text:style-name="T3">{</text:span></text:p>
      <text:p text:style-name="P59"><text:s text:c="8"/><text:span text:style-name="T26"><text:s/>DB::table('users')-&gt;delete();</text:span></text:p>
      <text:p text:style-name="P61"><text:span text:style-name="T12"><text:s/> <text:s text:c="6"/></text:span><text:span text:style-name="T27"><text:s text:c="2"/>$password = Hash::make('password');</text:span><text:span text:style-name="T104"><text:tab/><text:tab/></text:span><text:span text:style-name="T105">// for demo, password hashing will be required to authenticate </text:span></text:p>
      <text:p text:style-name="P60"><text:s text:c="5"/><text:span text:style-name="T12"><text:s text:c="3"/>$users_table = array(</text:span></text:p>
      <text:p text:style-name="P63"><text:s text:c="12"/>['id' =&gt; 1, 'name' =&gt; 'John Smith', 'email' =&gt; 'JohnSmith@Somewhere.com', 'password' =&gt; <text:span text:style-name="T104">$</text:span>password, 'created_at' =&gt; new DateTime, 'updated_at' =&gt; new DateTime],</text:p>
      <text:p text:style-name="P63"><text:s text:c="12"/>['id' =&gt; 2, 'name' =&gt; 'John Doe', <text:s text:c="2"/>'email' =&gt; 'JohnDoe@Somewhere.com', <text:s text:c="2"/>'password' =&gt; <text:span text:style-name="T104">$</text:span>password, <text:s/>'created_at' =&gt; new DateTime, 'updated_at' =&gt; new DateTime],</text:p>
      <text:p text:style-name="P63"><text:s text:c="12"/>['id' =&gt; 3, 'name' =&gt; 'Jane Doe', <text:s text:c="2"/>'email' =&gt; 'JaneDoe@Somewhere.com', <text:s text:c="2"/>'password' =&gt; <text:span text:style-name="T104">$</text:span>password, <text:s/>'created_at' =&gt; new DateTime, 'updated_at' =&gt; new DateTime],</text:p>
      <text:p text:style-name="P63"><text:s text:c="8"/>);</text:p>
      <text:p text:style-name="P63"><text:s/></text:p>
      <text:p text:style-name="P63"><text:s text:c="8"/>DB::table('users')-&gt;insert($users_table);</text:p>
      <text:p text:style-name="P63"><text:s text:c="8"/></text:p>
      <text:p text:style-name="P63"><text:s text:c="8"/>DB::table('simple-notes')-&gt;delete();</text:p>
      <text:p text:style-name="P63"><text:s/></text:p>
      <text:p text:style-name="P63"><text:s text:c="8"/>$simple_notes_table = array(</text:p>
      <text:p text:style-name="P63"><text:s text:c="12"/>['id' =&gt; 1, 'user_id' =&gt; 1, 'title' =&gt; 'title for notes 1', <text:s/>'content' =&gt; 'content for note 1', 'created_at' =&gt; new DateTime, 'updated_at' =&gt; new DateTime],</text:p>
      <text:p text:style-name="P63"><text:s text:c="12"/>['id' =&gt; 2, 'user_id' =&gt; 1, 'title' =&gt; 'title for notes 2', <text:s/>'content' =&gt; 'content for note 2', 'created_at' =&gt; new DateTime, 'updated_at' =&gt; new DateTime],</text:p>
      <text:p text:style-name="P63"><text:s text:c="12"/>['id' =&gt; 3, 'user_id' =&gt; 2, 'title' =&gt; 'title for notes 3', <text:s/>'content' =&gt; 'content for note 3', 'created_at' =&gt; new DateTime, 'updated_at' =&gt; new DateTime],</text:p>
      <text:p text:style-name="P63"><text:s text:c="12"/>['id' =&gt; 4, 'user_id' =&gt; 2, 'title' =&gt; 'title for notes 4', <text:s/>'content' =&gt; 'content for note 4', 'created_at' =&gt; new DateTime, 'updated_at' =&gt; new DateTime],</text:p>
      <text:p text:style-name="P63"><text:s text:c="12"/>['id' =&gt; 5, 'user_id' =&gt; 3, 'title' =&gt; 'title for notes 5', <text:s/>'content' =&gt; 'content for note 5', 'created_at' =&gt; new DateTime, 'updated_at' =&gt; new DateTime],</text:p>
      <text:p text:style-name="P63"><text:s text:c="12"/>['id' =&gt; 6, 'user_id' =&gt; 3, 'title' =&gt; 'title for notes 6', <text:s/>'content' =&gt; 'content for note 6', 'created_at' =&gt; new DateTime, 'updated_at' =&gt; new DateTime],</text:p>
      <text:p text:style-name="P63"><text:s text:c="8"/>);</text:p>
      <text:p text:style-name="P63"><text:s/></text:p>
      <text:p text:style-name="P63"><text:s text:c="8"/>DB::table('simple-notes')-&gt;insert($simple_notes_table);</text:p>
      <text:p text:style-name="P58"><text:s text:c="3"/><text:span text:style-name="T3"><text:s/>}</text:span></text:p>
      <text:p text:style-name="P58"/>
      <text:p text:style-name="P57">}</text:p>
      <text:p text:style-name="P57"/>
      <text:list xml:id="list5158242627497563348" text:style-name="L5">
        <text:list-item>
          <text:p text:style-name="P21">we will also have to change the DatabaseSeeder class to point to our new class</text:p>
          <text:p text:style-name="P21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5"><text:s/>public function run()</text:p>
            <text:p text:style-name="P95"><text:s text:c="4"/>{</text:p>
            <text:p text:style-name="P95"><text:s text:c="8"/>Model::unguard();</text:p>
            <text:p text:style-name="P95"><text:s text:c="8"/>// $this-&gt;call(<text:span text:style-name="T3">UserTableSeeder</text:span>::class);</text:p>
            <text:p text:style-name="P95"><text:s text:c="8"/>Model::reguard();</text:p>
            <text:p text:style-name="P95"><text:s text:c="4"/>}</text:p>
          </table:table-cell>
          <table:table-cell table:style-name="Table1.B1" office:value-type="string">
            <text:p text:style-name="P95"><text:s/>public function run()</text:p>
            <text:p text:style-name="P95"><text:s text:c="4"/>{</text:p>
            <text:p text:style-name="P95"><text:s text:c="8"/>Model::unguard();</text:p>
            <text:p text:style-name="P95"><text:s text:c="8"/>$this-&gt;call(<text:span text:style-name="T60">SimpleNoteSeeder</text:span>::class);</text:p>
            <text:p text:style-name="P95"><text:s text:c="8"/>Model::reguard();</text:p>
            <text:p text:style-name="P95"><text:s text:c="4"/>}</text:p>
          </table:table-cell>
        </table:table-row>
      </table:table>
      <text:p text:style-name="P22">- Back in the terminal run the commands to seed the tables, which have been migrated</text:p>
      <text:p text:style-name="P12"/>
      <text:p text:style-name="P12"><text:tab/>~/workspace/simple-notes $ <text:span text:style-name="T12">composer dump-autoload</text:span></text:p>
      <text:p text:style-name="P12"><text:span text:style-name="T12"><text:tab/></text:span>~/workspace/simple-notes $ <text:span text:style-name="T12">php artisan </text:span><text:a xlink:type="simple" xlink:href="db:seed"><text:span text:style-name="T21">db:</text:span></text:a><text:a xlink:type="simple" xlink:href="db:seed"><text:span text:style-name="T12">seed</text:span></text:a></text:p>
      <text:p text:style-name="P12"/>
      <text:p text:style-name="P13"><text:tab/>now if you open phpmyadmin<text:span text:style-name="T12"> { url: </text:span><text:a xlink:type="simple" xlink:href="https://sites-johnsmithsvsu.c9.io/phpmyadmin/">https://sites-[your_cloud_9_id].c9.io/phpmyadmin/</text:a><text:span text:style-name="T12"> }, </text:span>note that the tables, [users] and [simple-notes] are now populated with some data</text:p>
      <text:p text:style-name="P13"/>
      <text:p text:style-name="P30">- <text:span text:style-name="T92">ALMOST DONE WITH SETUP, WE CAN BEGIN TO CREATE THE SITE SOON</text:span></text:p>
      <text:p text:style-name="P30"/>
      <text:p text:style-name="P14">Before we run our site for the first time, lets make things a little easier</text:p>
      <text:p text:style-name="P14"/>
      <text:p text:style-name="P14"><text:tab/><text:span text:style-name="T3">create a new file: </text:span>sites/index.php, <text:span text:style-name="T93">this is where cloud9 will first appear, we will create a link to our larvel project there by adding an anchor, nothing pretty,</text:span></text:p>
      <text:p text:style-name="P14"><text:tab/><text:span text:style-name="T93">just a single line, we can add as we build more sites-johnsmithsvsu.c9</text:span></text:p>
      <text:p text:style-name="P14"/>
      <text:p text:style-name="P14"><text:tab/><text:span text:style-name="T93">(assuming the laravel project was named [simple-notes] insert the following</text:span><text:tab/></text:p>
      <text:p text:style-name="P14"/>
      <text:p text:style-name="P16"><text:tab/><text:span text:style-name="T22">&lt;a href="simple-notes/public"&gt;Enter Simple Notes&lt;/a&gt; </text:span></text:p>
      <text:p text:style-name="P16"><text:span text:style-name="T4"><text:tab/></text:span></text:p>
      <text:p text:style-name="P16"><text:span text:style-name="T4"><text:tab/>- </text:span><text:span text:style-name="T5">or -</text:span></text:p>
      <text:p text:style-name="P15"/>
      <text:p text:style-name="P24"><text:tab/><text:span text:style-name="T23">&lt;?php</text:span></text:p>
      <text:p text:style-name="P9"><text:s text:c="4"/><text:tab/><text:tab/>header('Location: simple-notes/public');</text:p>
      <text:p text:style-name="P24"><text:tab/></text:p>
      <text:p text:style-name="P24">now we can run the project <text:span text:style-name="T94">and you should see the default screen 'Laravel 5', we will change this latter</text:span></text:p>
      <text:p text:style-name="P23"/>
      <text:p text:style-name="P23"/>
      <text:p text:style-name="P28">Auth(entication) and Sessions <text:span text:style-name="T6">(before simple notes)</text:span></text:p>
      <text:p text:style-name="P28"/>
      <text:p text:style-name="P28"><text:span text:style-name="T6"><text:tab/></text:span><text:span text:style-name="T10">we will first add a route, this will allow us to navigate to a view to login or create a new user</text:span></text:p>
      <text:p text:style-name="P28"/>
      <text:p text:style-name="P28"><text:span text:style-name="T10"><text:tab/>in the file <text:s/>app/http/routes.php we will see Laravel already has a route to the default welcome screen, the one we just saw, if you ran the sites.</text:span></text:p>
      <text:p text:style-name="P28"><text:tab/></text:p>
      <text:p text:style-name="P33"><text:tab/><text:span text:style-name="T51">Route::get('/', function () {</text:span></text:p>
      <text:p text:style-name="P31"><text:tab/><text:tab/><text:span text:style-name="T101">return view('welcome');</text:span></text:p>
      <text:p text:style-name="P32"><text:tab/><text:span text:style-name="T101">});</text:span></text:p>
      <text:p text:style-name="P29"><text:span text:style-name="T82"><text:tab/></text:span></text:p>
      <text:p text:style-name="P28"><text:tab/><text:span text:style-name="T39">add a route as a resource, and a get, this will track our sessions</text:span></text:p>
      <text:p text:style-name="P26"><text:tab/><text:span text:style-name="T10">Route::get('/', </text:span><text:a xlink:type="simple" xlink:href="mailto:'SessionController@create"><text:span text:style-name="T10">'</text:span></text:a><text:a xlink:type="simple" xlink:href="mailto:'SessionController@create"><text:span text:style-name="T97">SessionController@create</text:span></text:a><text:span text:style-name="T10">');</text:span></text:p>
      <text:p text:style-name="P17"><text:tab/><text:span text:style-name="T95">Route::get('login', </text:span><text:a xlink:type="simple" xlink:href="mailto:'SessionController@create"><text:span text:style-name="T95">'</text:span></text:a><text:a xlink:type="simple" xlink:href="mailto:'SessionController@create"><text:span text:style-name="T98">SessionController@create</text:span></text:a><text:span text:style-name="T95">');</text:span></text:p>
      <text:p text:style-name="P18"><text:span text:style-name="T95"><text:tab/>Route::get('logout', </text:span><text:a xlink:type="simple" xlink:href="mailto:'SessionController@destroy"><text:span text:style-name="T95">'</text:span></text:a><text:a xlink:type="simple" xlink:href="mailto:'SessionController@destroy"><text:span text:style-name="T24">SessionController@</text:span></text:a><text:a xlink:type="simple" xlink:href="mailto:'SessionController@destroy"><text:span text:style-name="T25">destroy</text:span></text:a><text:span text:style-name="T95">');<text:tab/><text:tab/><text:tab/></text:span></text:p>
      <text:p text:style-name="P20"><text:tab/>Route::post('login', <text:a xlink:type="simple" xlink:href="mailto:'SessionController@postLogin"><text:span text:style-name="T96">'SessionController@postLogin</text:span></text:a>');<text:tab/><text:tab/>// when the use submits a login </text:p>
      <text:p text:style-name="P25"><text:span text:style-name="T10"><text:tab/>Route::resource('</text:span><text:span text:style-name="T97">sessions', 'SessionController</text:span><text:span text:style-name="T10">');</text:span></text:p>
      <text:p text:style-name="P25"/>
      <text:p text:style-name="P25"><text:span text:style-name="T10"><text:tab/>-</text:span><text:span text:style-name="T95">save and in the terminal</text:span><text:span text:style-name="T10">, we will create our new SessionsController</text:span></text:p>
      <text:p text:style-name="P25"/>
      <text:p text:style-name="P25"><text:span text:style-name="T10"><text:tab/><text:tab/>~/workspace/simple-notes $ </text:span><text:span text:style-name="T16">php artisan make:controller SessionController </text:span></text:p>
      <text:p text:style-name="P25"/>
      <text:p text:style-name="P25"/>
      <text:p text:style-name="P83"><text:span text:style-name="T95">- o</text:span>pen the new file app/http/SessionController.php</text:p>
      <text:p text:style-name="P27"/>
      <text:list xml:id="list5980952592635452146" text:style-name="L6">
        <text:list-item>
          <text:p text:style-name="P34"><text:span text:style-name="T66">We are going to add a view to the create() method</text:span></text:p>
          <text:p text:style-name="P19"/>
          <text:p text:style-name="P19">public function create() </text:p>
          <text:p text:style-name="P19">{</text:p>
          <text:p text:style-name="P19"><text:tab/>return <text:span text:style-name="T100">view</text:span>('sessions.create');</text:p>
          <text:p text:style-name="P19">}</text:p>
          <text:p text:style-name="P19"><text:span text:style-name="T66"><text:tab/></text:span></text:p>
        </text:list-item>
        <text:list-item>
          <text:p text:style-name="P35"><text:span text:style-name="T66">A</text:span><text:span text:style-name="T65">nd a postLogin() method</text:span></text:p>
          <text:p text:style-name="P35"><text:span text:style-name="T65"/></text:p>
        </text:list-item>
      </text:list>
      <text:p text:style-name="P73">public function store(Request $request) {</text:p>
      <text:p text:style-name="P73"><text:s text:c="8"/>dd($request);<text:tab/><text:tab/>// currently we will only view what is returned from posting the form</text:p>
      <text:p text:style-name="P73"><text:tab/><text:tab/><text:tab/>// dd == destroy var_dump</text:p>
      <text:p text:style-name="P73">}</text:p>
      <text:p text:style-name="P72"/>
      <text:p text:style-name="P72"/>
      <text:p text:style-name="P62">The following code 1 and 2 can be anything, the provided is just for demo</text:p>
      <text:p text:style-name="P62"/>
      <text:list xml:id="list4045014227805630092" text:style-name="L7">
        <text:list-item>
          <text:p text:style-name="P81"><text:span text:style-name="T64">create a styles.css in pubic/css/styles.css</text:span></text:p>
        </text:list-item>
      </text:list>
      <text:p text:style-name="P76"><text:tab/><text:span text:style-name="T28">this will contain cascading style sheets used for our site, add the following for now, just to see that it work</text:span></text:p>
      <text:p text:style-name="P76"><text:span text:style-name="T28"><text:tab/></text:span></text:p>
      <text:p text:style-name="P84"><text:span text:style-name="T99">body {</text:span></text:p>
      <text:p text:style-name="P84"><text:span text:style-name="T99"><text:s text:c="4"/>background-color: #222;</text:span></text:p>
      <text:p text:style-name="P84"><text:span text:style-name="T99">}</text:span></text:p>
      <text:p text:style-name="P84"><text:span text:style-name="T99">.content {</text:span></text:p>
      <text:p text:style-name="P84"><text:span text:style-name="T99"><text:s text:c="4"/>border: 1px solid #aaa;</text:span></text:p>
      <text:p text:style-name="P84"><text:span text:style-name="T99"><text:s text:c="4"/>background-color: #eee;</text:span></text:p>
      <text:p text:style-name="P84"><text:span text:style-name="T99"><text:s text:c="4"/>border-radius: 5px;</text:span></text:p>
      <text:p text:style-name="P84"><text:span text:style-name="T99"><text:s text:c="4"/>padding: 1em;</text:span></text:p>
      <text:p text:style-name="P84"><text:span text:style-name="T99"><text:s text:c="4"/>max-width: 600px;</text:span></text:p>
      <text:p text:style-name="P84"><text:span text:style-name="T99"><text:s text:c="4"/>margin: 0 auto;<text:tab/><text:tab/><text:tab/><text:tab/><text:tab/><text:tab/></text:span><text:span text:style-name="T83">/* puts the div at the center of the page */</text:span></text:p>
      <text:p text:style-name="P84"><text:span text:style-name="T99">}</text:span></text:p>
      <text:p text:style-name="P84"><text:span text:style-name="T99"/></text:p>
      <text:p text:style-name="P94"><text:span text:style-name="T28">/* </text:span><text:span text:style-name="T29">this css is just for demonstrations, create your own or use bootstraps */</text:span></text:p>
      <text:p text:style-name="P86"><text:span text:style-name="T99">body {</text:span></text:p>
      <text:p text:style-name="P86"><text:span text:style-name="T99"><text:s text:c="4"/></text:span></text:p>
      <text:p text:style-name="P86"><text:span text:style-name="T99"><text:s text:c="4"/>background-color: #222;</text:span></text:p>
      <text:p text:style-name="P86"><text:span text:style-name="T99"><text:s text:c="4"/>font-size: 18px;</text:span></text:p>
      <text:p text:style-name="P86"><text:span text:style-name="T99"><text:s text:c="4"/>font-family: Verdana, Geneva, sans-serif;</text:span></text:p>
      <text:p text:style-name="P86"><text:span text:style-name="T99">}</text:span></text:p>
      <text:p text:style-name="P86"/>
      <text:p text:style-name="P86"><text:span text:style-name="T99">.content {</text:span></text:p>
      <text:p text:style-name="P86"><text:span text:style-name="T99"><text:s text:c="4"/></text:span></text:p>
      <text:p text:style-name="P86"><text:span text:style-name="T99"><text:s text:c="4"/>border: 1px solid #aaa;</text:span></text:p>
      <text:p text:style-name="P86"><text:span text:style-name="T99"><text:s text:c="4"/>background-color: #eee;</text:span></text:p>
      <text:p text:style-name="P86"><text:span text:style-name="T99"><text:s text:c="4"/>border-radius: 5px;</text:span></text:p>
      <text:p text:style-name="P86"><text:span text:style-name="T99"><text:s text:c="4"/>padding: 1em;</text:span></text:p>
      <text:p text:style-name="P86"><text:span text:style-name="T99"><text:s text:c="4"/>max-width: 800px;</text:span></text:p>
      <text:p text:style-name="P86"><text:span text:style-name="T99"><text:s text:c="4"/>margin: 0 auto;</text:span></text:p>
      <text:p text:style-name="P86"><text:span text:style-name="T99">}</text:span></text:p>
      <text:p text:style-name="P86"/>
      <text:p text:style-name="P86"/>
      <text:p text:style-name="P86"><text:span text:style-name="T99">.input_form {</text:span></text:p>
      <text:p text:style-name="P86"><text:span text:style-name="T99"><text:s text:c="4"/></text:span></text:p>
      <text:p text:style-name="P86"><text:span text:style-name="T99"><text:s text:c="4"/>display: block;</text:span></text:p>
      <text:p text:style-name="P86"><text:span text:style-name="T99"><text:s text:c="4"/>border: 1px solid #08a;</text:span></text:p>
      <text:p text:style-name="P86"><text:span text:style-name="T99"><text:s text:c="4"/>padding: .5em 1em;</text:span></text:p>
      <text:p text:style-name="P86"><text:span text:style-name="T99"><text:s text:c="4"/>border-radius: 5px;</text:span></text:p>
      <text:p text:style-name="P86"><text:span text:style-name="T99"><text:s text:c="4"/>background-color: #e0e0ef;</text:span></text:p>
      <text:p text:style-name="P86"><text:span text:style-name="T99"><text:s text:c="4"/>margin: 1em 0;</text:span></text:p>
      <text:p text:style-name="P86"/>
      <text:p text:style-name="P86"><text:span text:style-name="T99">}</text:span></text:p>
      <text:p text:style-name="P86"/>
      <text:p text:style-name="P86"><text:span text:style-name="T99">.input_form * {</text:span></text:p>
      <text:p text:style-name="P86"><text:span text:style-name="T99"><text:s text:c="4"/>display: block;</text:span></text:p>
      <text:p text:style-name="P86"><text:span text:style-name="T99"><text:s text:c="4"/>margin: 0 0 .5em 0;</text:span></text:p>
      <text:p text:style-name="P86"><text:span text:style-name="T99">}</text:span></text:p>
      <text:p text:style-name="P86"/>
      <text:p text:style-name="P86"><text:span text:style-name="T99">.input_form input[type='text'], input[type='password'], input[type='email'], textarea {</text:span></text:p>
      <text:p text:style-name="P86"><text:span text:style-name="T99"><text:s text:c="4"/></text:span></text:p>
      <text:p text:style-name="P86"><text:span text:style-name="T99"><text:s text:c="4"/>width: 100%;</text:span></text:p>
      <text:p text:style-name="P86"><text:span text:style-name="T99"><text:s text:c="4"/>font-size: 1.25em;</text:span></text:p>
      <text:p text:style-name="P86"><text:span text:style-name="T99">}</text:span></text:p>
      <text:p text:style-name="P86"/>
      <text:p text:style-name="P86"><text:span text:style-name="T99">.input_form label {</text:span></text:p>
      <text:p text:style-name="P86"><text:span text:style-name="T99"><text:s text:c="4"/></text:span></text:p>
      <text:p text:style-name="P86"><text:span text:style-name="T99"><text:s text:c="4"/>font-size: 1.25em;</text:span></text:p>
      <text:p text:style-name="P86"><text:span text:style-name="T99"><text:s text:c="4"/>font-weight: bold;</text:span></text:p>
      <text:p text:style-name="P86"><text:span text:style-name="T99"><text:s text:c="4"/></text:span></text:p>
      <text:p text:style-name="P86"><text:span text:style-name="T99">}</text:span></text:p>
      <text:p text:style-name="P86"/>
      <text:p text:style-name="P86"><text:span text:style-name="T99">.input_form input[type="submit"] {</text:span></text:p>
      <text:p text:style-name="P86"><text:span text:style-name="T99"><text:s text:c="4"/></text:span></text:p>
      <text:p text:style-name="P86"><text:span text:style-name="T99"><text:s text:c="4"/>font-size: 1.25em;</text:span></text:p>
      <text:p text:style-name="P86"><text:span text:style-name="T99">}</text:span></text:p>
      <text:p text:style-name="P86"/>
      <text:p text:style-name="P86"><text:span text:style-name="T99">.code_block {</text:span></text:p>
      <text:p text:style-name="P86"><text:span text:style-name="T99"><text:s text:c="4"/></text:span></text:p>
      <text:p text:style-name="P86"><text:span text:style-name="T99"><text:s text:c="4"/>border: 2px solid #558;</text:span></text:p>
      <text:p text:style-name="P86"><text:span text:style-name="T99"><text:s text:c="4"/>background-color: #E3E4FA;</text:span></text:p>
      <text:p text:style-name="P86"><text:span text:style-name="T99"><text:s text:c="4"/>font-size: 1em;</text:span></text:p>
      <text:p text:style-name="P86"><text:span text:style-name="T99"><text:s text:c="4"/>padding: 5px 5px 20px 5px;</text:span></text:p>
      <text:p text:style-name="P86"><text:span text:style-name="T99"><text:s text:c="4"/>overflow: auto;</text:span></text:p>
      <text:p text:style-name="P86"><text:span text:style-name="T99"><text:s text:c="4"/>display:block;</text:span></text:p>
      <text:p text:style-name="P86"><text:span text:style-name="T99">}</text:span></text:p>
      <text:p text:style-name="P86"/>
      <text:p text:style-name="P86"><text:span text:style-name="T99">.sub_block {</text:span></text:p>
      <text:p text:style-name="P86"><text:span text:style-name="T99"><text:s text:c="4"/></text:span></text:p>
      <text:p text:style-name="P86"><text:span text:style-name="T99"><text:s text:c="4"/>margin: 1em;</text:span></text:p>
      <text:p text:style-name="P86"><text:span text:style-name="T99"><text:s text:c="4"/>background-color: #F3F4FF;</text:span></text:p>
      <text:p text:style-name="P86"><text:span text:style-name="T99"><text:s text:c="4"/>padding: 5px 10px 20px 10px;</text:span></text:p>
      <text:p text:style-name="P86"><text:span text:style-name="T99"><text:s text:c="4"/></text:span></text:p>
      <text:p text:style-name="P86"><text:span text:style-name="T99">}</text:span></text:p>
      <text:p text:style-name="P86"/>
      <text:p text:style-name="P86"><text:span text:style-name="T99">.sub_block &gt; * {</text:span></text:p>
      <text:p text:style-name="P86"><text:span text:style-name="T99"><text:s text:c="4"/></text:span></text:p>
      <text:p text:style-name="P86"><text:span text:style-name="T99"><text:s text:c="4"/>margin: .25em 10px .25em 40px;</text:span></text:p>
      <text:p text:style-name="P86"><text:span text:style-name="T99">}</text:span></text:p>
      <text:p text:style-name="P86"/>
      <text:p text:style-name="P86"><text:span text:style-name="T99">.sub_block h1,</text:span></text:p>
      <text:p text:style-name="P86"><text:span text:style-name="T99">.sub_block h2,</text:span></text:p>
      <text:p text:style-name="P86"><text:span text:style-name="T99">.sub_block h3,</text:span></text:p>
      <text:p text:style-name="P86"><text:span text:style-name="T99">.sub_block h4,</text:span></text:p>
      <text:p text:style-name="P86"><text:span text:style-name="T99">.sub_block h5,</text:span></text:p>
      <text:p text:style-name="P86"><text:span text:style-name="T99">.sub_block h6 {</text:span></text:p>
      <text:p text:style-name="P86"><text:span text:style-name="T99"><text:s text:c="4"/>margin-left: 20px;</text:span></text:p>
      <text:p text:style-name="P86"><text:span text:style-name="T99"><text:s text:c="4"/></text:span></text:p>
      <text:p text:style-name="P86"><text:span text:style-name="T99">}</text:span></text:p>
      <text:p text:style-name="P86"/>
      <text:p text:style-name="P86"><text:span text:style-name="T99">.sub_block &gt; p {</text:span></text:p>
      <text:p text:style-name="P86"><text:span text:style-name="T99"><text:s text:c="4"/></text:span></text:p>
      <text:p text:style-name="P86"><text:span text:style-name="T99"><text:s text:c="4"/>font-style: italic;</text:span></text:p>
      <text:p text:style-name="P86"><text:span text:style-name="T99"><text:s text:c="4"/>font-weight: bold;</text:span></text:p>
      <text:p text:style-name="P86"><text:span text:style-name="T99">}</text:span></text:p>
      <text:p text:style-name="P86"/>
      <text:p text:style-name="P86"><text:span text:style-name="T99">.time_stamps {</text:span></text:p>
      <text:p text:style-name="P86"><text:span text:style-name="T99"><text:s text:c="4"/></text:span></text:p>
      <text:p text:style-name="P86"><text:span text:style-name="T99"><text:s text:c="4"/>font-size: .75em;</text:span></text:p>
      <text:p text:style-name="P86"><text:span text:style-name="T99"><text:s text:c="4"/>font-style: italic;</text:span></text:p>
      <text:p text:style-name="P86"><text:span text:style-name="T99"><text:s text:c="4"/></text:span></text:p>
      <text:p text:style-name="P86"><text:span text:style-name="T99">}</text:span></text:p>
      <text:p text:style-name="P86"/>
      <text:p text:style-name="P86"><text:span text:style-name="T99">.owners_select {</text:span></text:p>
      <text:p text:style-name="P86"><text:span text:style-name="T99"><text:s text:c="4"/>background-color: #BCC6CC; <text:s text:c="3"/></text:span></text:p>
      <text:p text:style-name="P86"/>
      <text:p text:style-name="P86"><text:span text:style-name="T99">}</text:span></text:p>
      <text:p text:style-name="P86"/>
      <text:p text:style-name="P86"><text:span text:style-name="T99">.error_msg {</text:span></text:p>
      <text:p text:style-name="P86"><text:span text:style-name="T99"><text:s text:c="4"/>display: block;</text:span></text:p>
      <text:p text:style-name="P86"><text:span text:style-name="T99"><text:s text:c="4"/>border: 1px solid black;</text:span></text:p>
      <text:p text:style-name="P86"><text:span text:style-name="T99"><text:s text:c="4"/>background-color: red;</text:span></text:p>
      <text:p text:style-name="P86"><text:span text:style-name="T99"><text:s text:c="4"/>color: white;</text:span></text:p>
      <text:p text:style-name="P86"><text:span text:style-name="T99"><text:s text:c="4"/>padding: 3px;</text:span></text:p>
      <text:p text:style-name="P86"><text:span text:style-name="T99"><text:s text:c="4"/>font-style: italic;</text:span></text:p>
      <text:p text:style-name="P86"/>
      <text:p text:style-name="P86"><text:span text:style-name="T99">}</text:span></text:p>
      <text:p text:style-name="P86"/>
      <text:p text:style-name="P86"><text:span text:style-name="T99">.error_msg &gt; * {</text:span></text:p>
      <text:p text:style-name="P86"><text:span text:style-name="T99"><text:s text:c="4"/></text:span></text:p>
      <text:p text:style-name="P86"><text:span text:style-name="T99"><text:s text:c="4"/>margin: 2px 0;</text:span></text:p>
      <text:p text:style-name="P86"><text:span text:style-name="T99">}</text:span></text:p>
      <text:p text:style-name="P86"/>
      <text:p text:style-name="P86"><text:span text:style-name="T99">.sub_block input[type='text'], input[type='password'], input[type='email'], textarea {</text:span></text:p>
      <text:p text:style-name="P86"><text:span text:style-name="T99"><text:s text:c="4"/>font-size: 1.25em;</text:span></text:p>
      <text:p text:style-name="P86"><text:span text:style-name="T99">}</text:span></text:p>
      <text:p text:style-name="P86"/>
      <text:p text:style-name="P86"><text:span text:style-name="T99">.sub_block label {</text:span></text:p>
      <text:p text:style-name="P86"><text:span text:style-name="T99"><text:s text:c="4"/></text:span></text:p>
      <text:p text:style-name="P86"><text:span text:style-name="T99"><text:s text:c="4"/>font-size: 1.25em;</text:span></text:p>
      <text:p text:style-name="P86"><text:span text:style-name="T99"><text:s text:c="4"/>font-weight: bold;</text:span></text:p>
      <text:p text:style-name="P86"><text:span text:style-name="T99"><text:s text:c="4"/>margin-bottom: .5em;</text:span></text:p>
      <text:p text:style-name="P86"><text:span text:style-name="T99"><text:s text:c="4"/></text:span></text:p>
      <text:p text:style-name="P86"><text:span text:style-name="T99">}</text:span></text:p>
      <text:p text:style-name="P86"/>
      <text:p text:style-name="P86"><text:span text:style-name="T99">.sub_block input[type="submit"],</text:span></text:p>
      <text:p text:style-name="P86"><text:span text:style-name="T99">button {</text:span></text:p>
      <text:p text:style-name="P86"><text:span text:style-name="T99"><text:s text:c="4"/></text:span></text:p>
      <text:p text:style-name="P86"><text:span text:style-name="T99"><text:s text:c="4"/>font-size: 1.25em;</text:span></text:p>
      <text:p text:style-name="P86"><text:span text:style-name="T99"><text:s text:c="4"/>padding: .5em 1em;</text:span></text:p>
      <text:p text:style-name="P86"><text:span text:style-name="T99">}</text:span></text:p>
      <text:p text:style-name="P86"><text:span text:style-name="T99"/></text:p>
      <text:p text:style-name="P80"/>
      <text:list xml:id="list94149045858586" text:continue-numbering="true" text:style-name="L7">
        <text:list-item>
          <text:p text:style-name="P82">at this time create a file view/layout.php</text:p>
          <text:list>
            <text:list-item>
              <text:list>
                <text:list-header>
                  <text:p text:style-name="P79">this will contain some basic layout for our site</text:p>
                </text:list-header>
              </text:list>
            </text:list-item>
          </text:list>
        </text:list-item>
      </text:list>
      <text:p text:style-name="P84"/>
      <text:p text:style-name="P88">&lt;!doctype html&gt;</text:p>
      <text:p text:style-name="P88">&lt;html lang="en"&gt;</text:p>
      <text:p text:style-name="P88"><text:s text:c="4"/>&lt;head&gt;</text:p>
      <text:p text:style-name="P89"><text:span text:style-name="T84"><text:s text:c="8"/></text:span><text:span text:style-name="T81">&lt;meta name="viewport" content="width=device-width"&gt; </text:span><text:span text:style-name="T78"> <text:tab/></text:span><text:span text:style-name="T76">&lt;!-- to maintain comfortable viewing size on handsets --&gt;</text:span></text:p>
      <text:p text:style-name="P88"><text:s text:c="8"/>&lt;link rel="stylesheet" href="/<text:span text:style-name="T102">simple-notes</text:span>/public/css/styles.css"&gt;<text:tab/><text:span text:style-name="T75">&lt;!-- point to the style sheet --&gt;</text:span></text:p>
      <text:p text:style-name="P88"><text:s text:c="4"/>&lt;/head&gt;</text:p>
      <text:p text:style-name="P88"><text:s text:c="4"/>&lt;body&gt;</text:p>
      <text:p text:style-name="P88"><text:s text:c="8"/>&lt;div class="content"&gt;</text:p>
      <text:p text:style-name="P88"><text:s text:c="12"/>@yield('content')<text:tab/><text:tab/><text:tab/><text:tab/><text:tab/><text:tab/><text:span text:style-name="T75">&lt;!-- @yield('content') tells blade where to insert our HTML code --&gt;</text:span></text:p>
      <text:p text:style-name="P88"><text:s text:c="8"/>&lt;/div&gt;</text:p>
      <text:p text:style-name="P88"><text:s text:c="4"/>&lt;/body&gt;</text:p>
      <text:p text:style-name="P88">&lt;/html&gt;</text:p>
      <text:p text:style-name="P76"/>
      <text:list xml:id="list94148760380104" text:continue-numbering="true" text:style-name="L7">
        <text:list-item>
          <text:p text:style-name="P74">now create a new view in <text:s/>views/session/create.blade.php, </text:p>
        </text:list-item>
      </text:list>
      <text:p text:style-name="P93">@extends('layout')</text:p>
      <text:p text:style-name="P93"/>
      <text:p text:style-name="P93">@section ('content')</text:p>
      <text:p text:style-name="P93"/>
      <text:p text:style-name="P93"><text:s text:c="4"/></text:p>
      <text:p text:style-name="P93"><text:s text:c="3"/>&lt;h2&gt;Login&lt;/h2&gt;</text:p>
      <text:p text:style-name="P93"><text:s text:c="4"/>&lt;form method="POST" action="login"&gt;</text:p>
      <text:p text:style-name="P93"><text:s text:c="4"/><text:tab/>{!! csrf_field() !!}</text:p>
      <text:p text:style-name="P93"><text:tab/><text:tab/></text:p>
      <text:p text:style-name="P93"><text:s text:c="4"/><text:tab/>&lt;input type="hidden" name="_token" value="{{ csrf_token() }}"&gt;</text:p>
      <text:p text:style-name="P93"><text:s text:c="8"/>&lt;div class="input_form"&gt;</text:p>
      <text:p text:style-name="P93"><text:tab/><text:tab/><text:tab/>&lt;label&gt;E-Mail Address&lt;/label&gt;</text:p>
      <text:p text:style-name="P93"><text:tab/><text:tab/><text:tab/>&lt;input type="email" name="email" value="{{ old('email') }}"&gt;</text:p>
      <text:p text:style-name="P93"><text:tab/><text:tab/><text:tab/>&lt;label&gt;Password&lt;/label&gt;</text:p>
      <text:p text:style-name="P93"><text:tab/><text:tab/><text:tab/>&lt;input type="password" name="password"&gt;</text:p>
      <text:p text:style-name="P93"><text:tab/><text:tab/><text:tab/><text:tab/>&lt;button type="submit"&gt;Login&lt;/button&gt;</text:p>
      <text:p text:style-name="P93"><text:tab/><text:tab/><text:tab/><text:tab/>&lt;a href="register"&gt;not a member?&lt;/a&gt;</text:p>
      <text:p text:style-name="P93"><text:tab/><text:tab/>&lt;/div&gt;</text:p>
      <text:p text:style-name="P93"><text:tab/>&lt;/form&gt;</text:p>
      <text:p text:style-name="P93"><text:s text:c="4"/></text:p>
      <text:p text:style-name="P93">@stop</text:p>
      <text:p text:style-name="P76"/>
      <text:p text:style-name="P75"/>
      <text:p text:style-name="P75"/>
      <text:p text:style-name="P77">Now if we run the app, we will get a login screen, insert an email, and a password, then hit submit, you will see a var dump containing the input, <text:span text:style-name="T103">but this is not really what we want</text:span></text:p>
      <text:p text:style-name="P78">we are taking baby steps here, to get a basic site up, piece by piece.</text:p>
      <text:p text:style-name="P78"/>
      <text:p text:style-name="P78">Now return to the SessionsController store() method, and replace with</text:p>
      <text:p text:style-name="P92"><text:s/>public function postLogin(Request $request) {</text:p>
      <text:p text:style-name="P92"><text:s text:c="8"/></text:p>
      <text:p text:style-name="P92"><text:s text:c="8"/></text:p>
      <text:p text:style-name="P92"><text:s text:c="8"/>$this-&gt;validate($request, [</text:p>
      <text:p text:style-name="P92"><text:s text:c="16"/>'email' <text:s text:c="4"/>=&gt; 'required',</text:p>
      <text:p text:style-name="P92"><text:s text:c="16"/>'password' <text:s/>=&gt; 'required',</text:p>
      <text:p text:style-name="P92"><text:s text:c="12"/>]);</text:p>
      <text:p text:style-name="P92"><text:s text:c="12"/></text:p>
      <text:p text:style-name="P92"><text:s text:c="8"/>$credentials = $request-&gt;only('email', 'password');</text:p>
      <text:p text:style-name="P92"><text:s text:c="8"/></text:p>
      <text:p text:style-name="P92"><text:s text:c="8"/>if (Auth::attempt(['email' =&gt; 'user-1@somewhere.com', 'password' =&gt; 'password'])) {</text:p>
      <text:p text:style-name="P92"><text:s text:c="12"/>return 'success'; <text:s text:c="3"/></text:p>
      <text:p text:style-name="P92"><text:s text:c="8"/>}</text:p>
      <text:p text:style-name="P92"><text:s text:c="8"/></text:p>
      <text:p text:style-name="P92"><text:s text:c="8"/>return 'attempted login ';</text:p>
      <text:p text:style-name="P92"><text:s text:c="4"/>}</text:p>
      <text:p text:style-name="P91"/>
      <text:p text:style-name="P87">now when we re-run the app, and attempt a log in, if our email is mal-formed, an error will appear, or if the password is too short</text:p>
      <text:p text:style-name="P75"/>
      <text:p text:style-name="P75"/>
      <text:p text:style-name="P64">references: </text:p>
      <text:p text:style-name="P53"/>
      <text:list xml:id="list2890139151678407171" text:style-name="L2">
        <text:list-item>
          <text:p text:style-name="P8"><text:span text:style-name="T2">A: http://laravel.com/docs/5.0/schem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ucida Console" svg:font-family="'Lucida Console', Monaco, monospace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mith</meta:initial-creator>
    <meta:creation-date>2015-08-01T19:06:11.163267409</meta:creation-date>
    <dc:date>2015-08-02T09:41:47.704895463</dc:date>
    <dc:creator>John Smith</dc:creator>
    <meta:editing-duration>PT14H27M31S</meta:editing-duration>
    <meta:editing-cycles>51</meta:editing-cycles>
    <meta:generator>LibreOffice/4.2.8.2$Linux_x86 LibreOffice_project/420m0$Build-2</meta:generator>
    <meta:document-statistic meta:table-count="1" meta:image-count="0" meta:object-count="0" meta:page-count="1" meta:paragraph-count="369" meta:word-count="1770" meta:character-count="13549" meta:non-whitespace-character-count="10988"/>
  </office:meta>
</office:document-meta>
</file>